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48" table:default-cell-style-name="Default"/>
        <table:table-row table:style-name="ro1">
          <table:table-cell/>
          <table:table-cell office:value-type="string">
            <text:p>Average value for 10 grasping sequences</text:p>
          </table:table-cell>
          <table:table-cell table:number-columns-repeated="46"/>
        </table:table-row>
        <table:table-row table:style-name="ro1">
          <table:table-cell/>
          <table:table-cell office:value-type="string">
            <text:p>NORMAL GRASP</text:p>
          </table:table-cell>
          <table:table-cell table:number-columns-repeated="14"/>
          <table:table-cell office:value-type="string">
            <text:p>CATEGORISATION TASK</text:p>
          </table:table-cell>
          <table:table-cell table:number-columns-repeated="16"/>
          <table:table-cell office:value-type="string">
            <text:p>Difference between grasp and categorisation errors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Phase 1 (3,334 iterations – PFC = 0)</text:p>
          </table:table-cell>
          <table:table-cell table:number-columns-repeated="4"/>
          <table:table-cell office:value-type="string">
            <text:p>Phase 2 (3,333 PFC = 0 and 5,000 normal grasp)</text:p>
          </table:table-cell>
          <table:table-cell table:number-columns-repeated="4"/>
          <table:table-cell office:value-type="string">
            <text:p>Phase 3 (3,333 PFC = 0, 5,000 normal grasp and 10,000 categorise)</text:p>
          </table:table-cell>
          <table:table-cell table:number-columns-repeated="4"/>
          <table:table-cell office:value-type="string">
            <text:p>Phase 1 (3,334 iterations – PFC = 0)</text:p>
          </table:table-cell>
          <table:table-cell table:number-columns-repeated="4"/>
          <table:table-cell office:value-type="string">
            <text:p>Phase 2 (3,333 PFC = 0 and 5,000 normal grasp)</text:p>
          </table:table-cell>
          <table:table-cell table:number-columns-repeated="4"/>
          <table:table-cell office:value-type="string">
            <text:p>Phase 3 (3,333 PFC = 0, 5,000 normal grasp and 10,000 categorise)</text:p>
          </table:table-cell>
          <table:table-cell table:number-columns-repeated="6"/>
          <table:table-cell office:value-type="string">
            <text:p>Phase 1</text:p>
          </table:table-cell>
          <table:table-cell table:number-columns-repeated="4"/>
          <table:table-cell office:value-type="string">
            <text:p>Phase 2</text:p>
          </table:table-cell>
          <table:table-cell table:number-columns-repeated="4"/>
          <table:table-cell office:value-type="string">
            <text:p>Phase 3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ll DOF</text:p>
          </table:table-cell>
          <table:table-cell office:value-type="string">
            <text:p>arm</text:p>
          </table:table-cell>
          <table:table-cell office:value-type="string">
            <text:p>hand</text:p>
          </table:table-cell>
          <table:table-cell office:value-type="string">
            <text:p>thumb+index</text:p>
          </table:table-cell>
          <table:table-cell office:value-type="string">
            <text:p>mid+ring+litt</text:p>
          </table:table-cell>
          <table:table-cell office:value-type="string">
            <text:p>all DOF</text:p>
          </table:table-cell>
          <table:table-cell office:value-type="string">
            <text:p>arm</text:p>
          </table:table-cell>
          <table:table-cell office:value-type="string">
            <text:p>hand</text:p>
          </table:table-cell>
          <table:table-cell office:value-type="string">
            <text:p>thumb+index</text:p>
          </table:table-cell>
          <table:table-cell office:value-type="string">
            <text:p>mid+ring+litt</text:p>
          </table:table-cell>
          <table:table-cell office:value-type="string">
            <text:p>all DOF</text:p>
          </table:table-cell>
          <table:table-cell office:value-type="string">
            <text:p>arm</text:p>
          </table:table-cell>
          <table:table-cell office:value-type="string">
            <text:p>hand</text:p>
          </table:table-cell>
          <table:table-cell office:value-type="string">
            <text:p>thumb+index</text:p>
          </table:table-cell>
          <table:table-cell office:value-type="string">
            <text:p>mid+ring+litt</text:p>
          </table:table-cell>
          <table:table-cell office:value-type="string">
            <text:p>all DOF-C</text:p>
          </table:table-cell>
          <table:table-cell office:value-type="string">
            <text:p>arm-C</text:p>
          </table:table-cell>
          <table:table-cell office:value-type="string">
            <text:p>hand-C</text:p>
          </table:table-cell>
          <table:table-cell office:value-type="string">
            <text:p>thumb+index-C</text:p>
          </table:table-cell>
          <table:table-cell office:value-type="string">
            <text:p>mid+ring+litt-C</text:p>
          </table:table-cell>
          <table:table-cell office:value-type="string">
            <text:p>all DOF-C</text:p>
          </table:table-cell>
          <table:table-cell office:value-type="string">
            <text:p>arm-C</text:p>
          </table:table-cell>
          <table:table-cell office:value-type="string">
            <text:p>hand-C</text:p>
          </table:table-cell>
          <table:table-cell office:value-type="string">
            <text:p>thumb+index-C</text:p>
          </table:table-cell>
          <table:table-cell office:value-type="string">
            <text:p>mid+ring+litt-C</text:p>
          </table:table-cell>
          <table:table-cell office:value-type="string">
            <text:p>all DOF-C</text:p>
          </table:table-cell>
          <table:table-cell office:value-type="string">
            <text:p>arm-C</text:p>
          </table:table-cell>
          <table:table-cell office:value-type="string">
            <text:p>hand-C</text:p>
          </table:table-cell>
          <table:table-cell office:value-type="string">
            <text:p>thumb+index-C</text:p>
          </table:table-cell>
          <table:table-cell office:value-type="string">
            <text:p>mid+ring+litt-C</text:p>
          </table:table-cell>
          <table:table-cell/>
          <table:table-cell/>
          <table:table-cell office:value-type="string">
            <text:p>all DOF</text:p>
          </table:table-cell>
          <table:table-cell office:value-type="string">
            <text:p>arm</text:p>
          </table:table-cell>
          <table:table-cell office:value-type="string">
            <text:p>hand</text:p>
          </table:table-cell>
          <table:table-cell office:value-type="string">
            <text:p>thumb+index</text:p>
          </table:table-cell>
          <table:table-cell office:value-type="string">
            <text:p>mid+ring+pinky</text:p>
          </table:table-cell>
          <table:table-cell office:value-type="string">
            <text:p>all DOF</text:p>
          </table:table-cell>
          <table:table-cell office:value-type="string">
            <text:p>arm</text:p>
          </table:table-cell>
          <table:table-cell office:value-type="string">
            <text:p>hand</text:p>
          </table:table-cell>
          <table:table-cell office:value-type="string">
            <text:p>thumb+index</text:p>
          </table:table-cell>
          <table:table-cell office:value-type="string">
            <text:p>mid+ring+pinky</text:p>
          </table:table-cell>
          <table:table-cell office:value-type="string">
            <text:p>all DOF</text:p>
          </table:table-cell>
          <table:table-cell office:value-type="string">
            <text:p>arm</text:p>
          </table:table-cell>
          <table:table-cell office:value-type="string">
            <text:p>hand</text:p>
          </table:table-cell>
          <table:table-cell office:value-type="string">
            <text:p>thumb+index</text:p>
          </table:table-cell>
          <table:table-cell office:value-type="string">
            <text:p>mid+ring+pinky</text:p>
          </table:table-cell>
        </table:table-row>
        <table:table-row table:style-name="ro1">
          <table:table-cell/>
          <table:table-cell office:value-type="float" office:value="0.0542663">
            <text:p>0.05</text:p>
          </table:table-cell>
          <table:table-cell office:value-type="float" office:value="0.0649415">
            <text:p>0.06</text:p>
          </table:table-cell>
          <table:table-cell office:value-type="float" office:value="0.0435911">
            <text:p>0.04</text:p>
          </table:table-cell>
          <table:table-cell office:value-type="float" office:value="0.0442366">
            <text:p>0.04</text:p>
          </table:table-cell>
          <table:table-cell office:value-type="float" office:value="0.0425154">
            <text:p>0.04</text:p>
          </table:table-cell>
          <table:table-cell office:value-type="float" office:value="0.0408916">
            <text:p>0.04</text:p>
          </table:table-cell>
          <table:table-cell office:value-type="float" office:value="0.0511639">
            <text:p>0.05</text:p>
          </table:table-cell>
          <table:table-cell office:value-type="float" office:value="0.0306192">
            <text:p>0.03</text:p>
          </table:table-cell>
          <table:table-cell office:value-type="float" office:value="0.0330186">
            <text:p>0.03</text:p>
          </table:table-cell>
          <table:table-cell office:value-type="float" office:value="0.0266203">
            <text:p>0.03</text:p>
          </table:table-cell>
          <table:table-cell office:value-type="float" office:value="0.0338013">
            <text:p>0.03</text:p>
          </table:table-cell>
          <table:table-cell office:value-type="float" office:value="0.0408857">
            <text:p>0.04</text:p>
          </table:table-cell>
          <table:table-cell office:value-type="float" office:value="0.0267169">
            <text:p>0.03</text:p>
          </table:table-cell>
          <table:table-cell office:value-type="float" office:value="0.0263975">
            <text:p>0.03</text:p>
          </table:table-cell>
          <table:table-cell office:value-type="float" office:value="0.0272492">
            <text:p>0.03</text:p>
          </table:table-cell>
          <table:table-cell office:value-type="float" office:value="0.0545667">
            <text:p>0.05</text:p>
          </table:table-cell>
          <table:table-cell office:value-type="float" office:value="0.0665735">
            <text:p>0.07</text:p>
          </table:table-cell>
          <table:table-cell office:value-type="float" office:value="0.0425599">
            <text:p>0.04</text:p>
          </table:table-cell>
          <table:table-cell office:value-type="float" office:value="0.0424308">
            <text:p>0.04</text:p>
          </table:table-cell>
          <table:table-cell office:value-type="float" office:value="0.0427747">
            <text:p>0.04</text:p>
          </table:table-cell>
          <table:table-cell office:value-type="float" office:value="0.0597617">
            <text:p>0.06</text:p>
          </table:table-cell>
          <table:table-cell office:value-type="float" office:value="0.0749503">
            <text:p>0.07</text:p>
          </table:table-cell>
          <table:table-cell office:value-type="float" office:value="0.044573">
            <text:p>0.04</text:p>
          </table:table-cell>
          <table:table-cell office:value-type="float" office:value="0.0409173">
            <text:p>0.04</text:p>
          </table:table-cell>
          <table:table-cell office:value-type="float" office:value="0.0506654">
            <text:p>0.05</text:p>
          </table:table-cell>
          <table:table-cell office:value-type="float" office:value="0.0352534">
            <text:p>0.04</text:p>
          </table:table-cell>
          <table:table-cell office:value-type="float" office:value="0.0407095">
            <text:p>0.04</text:p>
          </table:table-cell>
          <table:table-cell office:value-type="float" office:value="0.0297974">
            <text:p>0.03</text:p>
          </table:table-cell>
          <table:table-cell office:value-type="float" office:value="0.031982">
            <text:p>0.03</text:p>
          </table:table-cell>
          <table:table-cell office:value-type="float" office:value="0.0261561">
            <text:p>0.03</text:p>
          </table:table-cell>
          <table:table-cell/>
          <table:table-cell office:value-type="string">
            <text:p>Bball</text:p>
          </table:table-cell>
          <table:table-cell table:formula="oooc:=ABS([.B10]-[.Q10])" office:value-type="float" office:value="0.00292336">
            <text:p>0</text:p>
          </table:table-cell>
          <table:table-cell table:formula="oooc:=ABS([.C10]-[.R10])" office:value-type="float" office:value="0.000609120000000012">
            <text:p>0</text:p>
          </table:table-cell>
          <table:table-cell table:formula="oooc:=ABS([.D10]-[.S10])" office:value-type="float" office:value="0.0052375">
            <text:p>0.01</text:p>
          </table:table-cell>
          <table:table-cell table:formula="oooc:=ABS([.E10]-[.T10])" office:value-type="float" office:value="0.0031593">
            <text:p>0</text:p>
          </table:table-cell>
          <table:table-cell table:formula="oooc:=ABS([.F10]-[.U10])" office:value-type="float" office:value="0.00870152">
            <text:p>0.01</text:p>
          </table:table-cell>
          <table:table-cell table:formula="oooc:=ABS([.G10]-[.V10])" office:value-type="float" office:value="0.00178762">
            <text:p>0</text:p>
          </table:table-cell>
          <table:table-cell table:formula="oooc:=ABS([.H10]-[.W10])" office:value-type="float" office:value="0.00040786000000001">
            <text:p>0</text:p>
          </table:table-cell>
          <table:table-cell table:formula="oooc:=ABS([.I10]-[.X10])" office:value-type="float" office:value="0.00398316000000001">
            <text:p>0</text:p>
          </table:table-cell>
          <table:table-cell table:formula="oooc:=ABS([.J10]-[.Y10])" office:value-type="float" office:value="0.00395914">
            <text:p>0</text:p>
          </table:table-cell>
          <table:table-cell table:formula="oooc:=ABS([.K10]-[.Z10])" office:value-type="float" office:value="0.00402322">
            <text:p>0</text:p>
          </table:table-cell>
          <table:table-cell table:formula="oooc:=ABS([.L10]-[.AA10])" office:value-type="float" office:value="0.00151008">
            <text:p>0</text:p>
          </table:table-cell>
          <table:table-cell table:formula="oooc:=ABS([.M10]-[.AB10])" office:value-type="float" office:value="0.000200599999999995">
            <text:p>0</text:p>
          </table:table-cell>
          <table:table-cell table:formula="oooc:=ABS([.N10]-[.AC10])" office:value-type="float" office:value="0.00281944000000001">
            <text:p>0</text:p>
          </table:table-cell>
          <table:table-cell table:formula="oooc:=ABS([.O10]-[.AD10])" office:value-type="float" office:value="0.00523126000000001">
            <text:p>0.01</text:p>
          </table:table-cell>
          <table:table-cell table:formula="oooc:=ABS([.P10]-[.AE10])" office:value-type="float" office:value="0.00120028000000001">
            <text:p>0</text:p>
          </table:table-cell>
        </table:table-row>
        <table:table-row table:style-name="ro1">
          <table:table-cell/>
          <table:table-cell office:value-type="float" office:value="0.0356199">
            <text:p>0.04</text:p>
          </table:table-cell>
          <table:table-cell office:value-type="float" office:value="0.0337689">
            <text:p>0.03</text:p>
          </table:table-cell>
          <table:table-cell office:value-type="float" office:value="0.0374706">
            <text:p>0.04</text:p>
          </table:table-cell>
          <table:table-cell office:value-type="float" office:value="0.0357816">
            <text:p>0.04</text:p>
          </table:table-cell>
          <table:table-cell office:value-type="float" office:value="0.040286">
            <text:p>0.04</text:p>
          </table:table-cell>
          <table:table-cell office:value-type="float" office:value="0.0360335">
            <text:p>0.04</text:p>
          </table:table-cell>
          <table:table-cell office:value-type="float" office:value="0.034193">
            <text:p>0.03</text:p>
          </table:table-cell>
          <table:table-cell office:value-type="float" office:value="0.037874">
            <text:p>0.04</text:p>
          </table:table-cell>
          <table:table-cell office:value-type="float" office:value="0.0382186">
            <text:p>0.04</text:p>
          </table:table-cell>
          <table:table-cell office:value-type="float" office:value="0.0372998">
            <text:p>0.04</text:p>
          </table:table-cell>
          <table:table-cell office:value-type="float" office:value="0.0407081">
            <text:p>0.04</text:p>
          </table:table-cell>
          <table:table-cell office:value-type="float" office:value="0.0428492">
            <text:p>0.04</text:p>
          </table:table-cell>
          <table:table-cell office:value-type="float" office:value="0.0385672">
            <text:p>0.04</text:p>
          </table:table-cell>
          <table:table-cell office:value-type="float" office:value="0.0348738">
            <text:p>0.03</text:p>
          </table:table-cell>
          <table:table-cell office:value-type="float" office:value="0.0447227">
            <text:p>0.04</text:p>
          </table:table-cell>
          <table:table-cell office:value-type="float" office:value="0.0311496">
            <text:p>0.03</text:p>
          </table:table-cell>
          <table:table-cell office:value-type="float" office:value="0.0294084">
            <text:p>0.03</text:p>
          </table:table-cell>
          <table:table-cell office:value-type="float" office:value="0.0328906">
            <text:p>0.03</text:p>
          </table:table-cell>
          <table:table-cell office:value-type="float" office:value="0.0334868">
            <text:p>0.03</text:p>
          </table:table-cell>
          <table:table-cell office:value-type="float" office:value="0.0318968">
            <text:p>0.03</text:p>
          </table:table-cell>
          <table:table-cell office:value-type="float" office:value="0.030368">
            <text:p>0.03</text:p>
          </table:table-cell>
          <table:table-cell office:value-type="float" office:value="0.0292362">
            <text:p>0.03</text:p>
          </table:table-cell>
          <table:table-cell office:value-type="float" office:value="0.0315004">
            <text:p>0.03</text:p>
          </table:table-cell>
          <table:table-cell office:value-type="float" office:value="0.0306104">
            <text:p>0.03</text:p>
          </table:table-cell>
          <table:table-cell office:value-type="float" office:value="0.0329827">
            <text:p>0.03</text:p>
          </table:table-cell>
          <table:table-cell office:value-type="float" office:value="0.0422759">
            <text:p>0.04</text:p>
          </table:table-cell>
          <table:table-cell office:value-type="float" office:value="0.0430798">
            <text:p>0.04</text:p>
          </table:table-cell>
          <table:table-cell office:value-type="float" office:value="0.0414716">
            <text:p>0.04</text:p>
          </table:table-cell>
          <table:table-cell office:value-type="float" office:value="0.0402573">
            <text:p>0.04</text:p>
          </table:table-cell>
          <table:table-cell office:value-type="float" office:value="0.0434956">
            <text:p>0.04</text:p>
          </table:table-cell>
          <table:table-cell/>
          <table:table-cell office:value-type="string">
            <text:p>Bbox</text:p>
          </table:table-cell>
          <table:table-cell table:formula="oooc:=ABS([.B17]-[.Q17])" office:value-type="float" office:value="0.01672642">
            <text:p>0.02</text:p>
          </table:table-cell>
          <table:table-cell table:formula="oooc:=ABS([.C17]-[.R17])" office:value-type="float" office:value="0.00866766">
            <text:p>0.01</text:p>
          </table:table-cell>
          <table:table-cell table:formula="oooc:=ABS([.D17]-[.S17])" office:value-type="float" office:value="0.02478522">
            <text:p>0.02</text:p>
          </table:table-cell>
          <table:table-cell table:formula="oooc:=ABS([.E17]-[.T17])" office:value-type="float" office:value="0.00269408">
            <text:p>0</text:p>
          </table:table-cell>
          <table:table-cell table:formula="oooc:=ABS([.F17]-[.U17])" office:value-type="float" office:value="0.06160384">
            <text:p>0.06</text:p>
          </table:table-cell>
          <table:table-cell table:formula="oooc:=ABS([.G17]-[.V17])" office:value-type="float" office:value="0.01597572">
            <text:p>0.02</text:p>
          </table:table-cell>
          <table:table-cell table:formula="oooc:=ABS([.H17]-[.W17])" office:value-type="float" office:value="0.00612648">
            <text:p>0.01</text:p>
          </table:table-cell>
          <table:table-cell table:formula="oooc:=ABS([.I17]-[.X17])" office:value-type="float" office:value="0.02582518">
            <text:p>0.03</text:p>
          </table:table-cell>
          <table:table-cell table:formula="oooc:=ABS([.J17]-[.Y17])" office:value-type="float" office:value="0.00313956">
            <text:p>0</text:p>
          </table:table-cell>
          <table:table-cell table:formula="oooc:=ABS([.K17]-[.Z17])" office:value-type="float" office:value="0.06363414">
            <text:p>0.06</text:p>
          </table:table-cell>
          <table:table-cell table:formula="oooc:=ABS([.L17]-[.AA17])" office:value-type="float" office:value="0.000498219999999994">
            <text:p>0</text:p>
          </table:table-cell>
          <table:table-cell table:formula="oooc:=ABS([.M17]-[.AB17])" office:value-type="float" office:value="0.00626092">
            <text:p>0.01</text:p>
          </table:table-cell>
          <table:table-cell table:formula="oooc:=ABS([.N17]-[.AC17])" office:value-type="float" office:value="0.00526438">
            <text:p>0.01</text:p>
          </table:table-cell>
          <table:table-cell table:formula="oooc:=ABS([.O17]-[.AD17])" office:value-type="float" office:value="0.00737036">
            <text:p>0.01</text:p>
          </table:table-cell>
          <table:table-cell table:formula="oooc:=ABS([.P17]-[.AE17])" office:value-type="float" office:value="0.02632198">
            <text:p>0.03</text:p>
          </table:table-cell>
        </table:table-row>
        <table:table-row table:style-name="ro1">
          <table:table-cell office:value-type="string">
            <text:p>Bball</text:p>
          </table:table-cell>
          <table:table-cell office:value-type="float" office:value="0.0301528">
            <text:p>0.03</text:p>
          </table:table-cell>
          <table:table-cell office:value-type="float" office:value="0.0182012">
            <text:p>0.02</text:p>
          </table:table-cell>
          <table:table-cell office:value-type="float" office:value="0.0421042">
            <text:p>0.04</text:p>
          </table:table-cell>
          <table:table-cell office:value-type="float" office:value="0.0392005">
            <text:p>0.04</text:p>
          </table:table-cell>
          <table:table-cell office:value-type="float" office:value="0.046944">
            <text:p>0.05</text:p>
          </table:table-cell>
          <table:table-cell office:value-type="float" office:value="0.0367544">
            <text:p>0.04</text:p>
          </table:table-cell>
          <table:table-cell office:value-type="float" office:value="0.0302715">
            <text:p>0.03</text:p>
          </table:table-cell>
          <table:table-cell office:value-type="float" office:value="0.0432376">
            <text:p>0.04</text:p>
          </table:table-cell>
          <table:table-cell office:value-type="float" office:value="0.0403184">
            <text:p>0.04</text:p>
          </table:table-cell>
          <table:table-cell office:value-type="float" office:value="0.0481023">
            <text:p>0.05</text:p>
          </table:table-cell>
          <table:table-cell office:value-type="float" office:value="0.0385307">
            <text:p>0.04</text:p>
          </table:table-cell>
          <table:table-cell office:value-type="float" office:value="0.0338434">
            <text:p>0.03</text:p>
          </table:table-cell>
          <table:table-cell office:value-type="float" office:value="0.0432181">
            <text:p>0.04</text:p>
          </table:table-cell>
          <table:table-cell office:value-type="float" office:value="0.0359555">
            <text:p>0.04</text:p>
          </table:table-cell>
          <table:table-cell office:value-type="float" office:value="0.0553227">
            <text:p>0.06</text:p>
          </table:table-cell>
          <table:table-cell office:value-type="float" office:value="0.0265368">
            <text:p>0.03</text:p>
          </table:table-cell>
          <table:table-cell office:value-type="float" office:value="0.0193444">
            <text:p>0.02</text:p>
          </table:table-cell>
          <table:table-cell office:value-type="float" office:value="0.0337294">
            <text:p>0.03</text:p>
          </table:table-cell>
          <table:table-cell office:value-type="float" office:value="0.0354853">
            <text:p>0.04</text:p>
          </table:table-cell>
          <table:table-cell office:value-type="float" office:value="0.0308029">
            <text:p>0.03</text:p>
          </table:table-cell>
          <table:table-cell office:value-type="float" office:value="0.0292818">
            <text:p>0.03</text:p>
          </table:table-cell>
          <table:table-cell office:value-type="float" office:value="0.0299822">
            <text:p>0.03</text:p>
          </table:table-cell>
          <table:table-cell office:value-type="float" office:value="0.0285813">
            <text:p>0.03</text:p>
          </table:table-cell>
          <table:table-cell office:value-type="float" office:value="0.0302449">
            <text:p>0.03</text:p>
          </table:table-cell>
          <table:table-cell office:value-type="float" office:value="0.0258087">
            <text:p>0.03</text:p>
          </table:table-cell>
          <table:table-cell office:value-type="float" office:value="0.0406182">
            <text:p>0.04</text:p>
          </table:table-cell>
          <table:table-cell office:value-type="float" office:value="0.035371">
            <text:p>0.04</text:p>
          </table:table-cell>
          <table:table-cell office:value-type="float" office:value="0.0458654">
            <text:p>0.05</text:p>
          </table:table-cell>
          <table:table-cell office:value-type="float" office:value="0.0409273">
            <text:p>0.04</text:p>
          </table:table-cell>
          <table:table-cell office:value-type="float" office:value="0.0540956">
            <text:p>0.05</text:p>
          </table:table-cell>
          <table:table-cell/>
          <table:table-cell office:value-type="string">
            <text:p>Sball</text:p>
          </table:table-cell>
          <table:table-cell table:formula="oooc:=ABS([.B24]-[.Q24])" office:value-type="float" office:value="0.01949374">
            <text:p>0.02</text:p>
          </table:table-cell>
          <table:table-cell table:formula="oooc:=ABS([.C24]-[.R24])" office:value-type="float" office:value="0.00362171999999999">
            <text:p>0</text:p>
          </table:table-cell>
          <table:table-cell table:formula="oooc:=ABS([.D24]-[.S24])" office:value-type="float" office:value="0.04260876">
            <text:p>0.04</text:p>
          </table:table-cell>
          <table:table-cell table:formula="oooc:=ABS([.E24]-[.T24])" office:value-type="float" office:value="0.00441493999999999">
            <text:p>0</text:p>
          </table:table-cell>
          <table:table-cell table:formula="oooc:=ABS([.F24]-[.U24])" office:value-type="float" office:value="0.10626558">
            <text:p>0.11</text:p>
          </table:table-cell>
          <table:table-cell table:formula="oooc:=ABS([.G24]-[.V24])" office:value-type="float" office:value="0.02095574">
            <text:p>0.02</text:p>
          </table:table-cell>
          <table:table-cell table:formula="oooc:=ABS([.H24]-[.W24])" office:value-type="float" office:value="0.00120264">
            <text:p>0</text:p>
          </table:table-cell>
          <table:table-cell table:formula="oooc:=ABS([.I24]-[.X24])" office:value-type="float" office:value="0.04311406">
            <text:p>0.04</text:p>
          </table:table-cell>
          <table:table-cell table:formula="oooc:=ABS([.J24]-[.Y24])" office:value-type="float" office:value="0.00692932">
            <text:p>0.01</text:p>
          </table:table-cell>
          <table:table-cell table:formula="oooc:=ABS([.K24]-[.Z24])" office:value-type="float" office:value="0.10342168">
            <text:p>0.1</text:p>
          </table:table-cell>
          <table:table-cell table:formula="oooc:=ABS([.L24]-[.AA24])" office:value-type="float" office:value="0.00378858000000001">
            <text:p>0</text:p>
          </table:table-cell>
          <table:table-cell table:formula="oooc:=ABS([.M24]-[.AB24])" office:value-type="float" office:value="0.00515704">
            <text:p>0.01</text:p>
          </table:table-cell>
          <table:table-cell table:formula="oooc:=ABS([.N24]-[.AC24])" office:value-type="float" office:value="0.00241998000000001">
            <text:p>0</text:p>
          </table:table-cell>
          <table:table-cell table:formula="oooc:=ABS([.O24]-[.AD24])" office:value-type="float" office:value="0.00381522">
            <text:p>0</text:p>
          </table:table-cell>
          <table:table-cell table:formula="oooc:=ABS([.P24]-[.AE24])" office:value-type="float" office:value="0.000094399999999998">
            <text:p>0</text:p>
          </table:table-cell>
        </table:table-row>
        <table:table-row table:style-name="ro1">
          <table:table-cell/>
          <table:table-cell office:value-type="float" office:value="0.0326301">
            <text:p>0.03</text:p>
          </table:table-cell>
          <table:table-cell office:value-type="float" office:value="0.0237635">
            <text:p>0.02</text:p>
          </table:table-cell>
          <table:table-cell office:value-type="float" office:value="0.0414966">
            <text:p>0.04</text:p>
          </table:table-cell>
          <table:table-cell office:value-type="float" office:value="0.0411432">
            <text:p>0.04</text:p>
          </table:table-cell>
          <table:table-cell office:value-type="float" office:value="0.0420852">
            <text:p>0.04</text:p>
          </table:table-cell>
          <table:table-cell office:value-type="float" office:value="0.0394847">
            <text:p>0.04</text:p>
          </table:table-cell>
          <table:table-cell office:value-type="float" office:value="0.0366513">
            <text:p>0.04</text:p>
          </table:table-cell>
          <table:table-cell office:value-type="float" office:value="0.0423181">
            <text:p>0.04</text:p>
          </table:table-cell>
          <table:table-cell office:value-type="float" office:value="0.0410413">
            <text:p>0.04</text:p>
          </table:table-cell>
          <table:table-cell office:value-type="float" office:value="0.0444452">
            <text:p>0.04</text:p>
          </table:table-cell>
          <table:table-cell office:value-type="float" office:value="0.0451122">
            <text:p>0.05</text:p>
          </table:table-cell>
          <table:table-cell office:value-type="float" office:value="0.0479149">
            <text:p>0.05</text:p>
          </table:table-cell>
          <table:table-cell office:value-type="float" office:value="0.0423094">
            <text:p>0.04</text:p>
          </table:table-cell>
          <table:table-cell office:value-type="float" office:value="0.0366215">
            <text:p>0.04</text:p>
          </table:table-cell>
          <table:table-cell office:value-type="float" office:value="0.0517892">
            <text:p>0.05</text:p>
          </table:table-cell>
          <table:table-cell office:value-type="float" office:value="0.0287905">
            <text:p>0.03</text:p>
          </table:table-cell>
          <table:table-cell office:value-type="float" office:value="0.0230144">
            <text:p>0.02</text:p>
          </table:table-cell>
          <table:table-cell office:value-type="float" office:value="0.0345668">
            <text:p>0.03</text:p>
          </table:table-cell>
          <table:table-cell office:value-type="float" office:value="0.0373553">
            <text:p>0.04</text:p>
          </table:table-cell>
          <table:table-cell office:value-type="float" office:value="0.0299189">
            <text:p>0.03</text:p>
          </table:table-cell>
          <table:table-cell office:value-type="float" office:value="0.0228532">
            <text:p>0.02</text:p>
          </table:table-cell>
          <table:table-cell office:value-type="float" office:value="0.0168939">
            <text:p>0.02</text:p>
          </table:table-cell>
          <table:table-cell office:value-type="float" office:value="0.0288128">
            <text:p>0.03</text:p>
          </table:table-cell>
          <table:table-cell office:value-type="float" office:value="0.0301465">
            <text:p>0.03</text:p>
          </table:table-cell>
          <table:table-cell office:value-type="float" office:value="0.0265896">
            <text:p>0.03</text:p>
          </table:table-cell>
          <table:table-cell office:value-type="float" office:value="0.0462216">
            <text:p>0.05</text:p>
          </table:table-cell>
          <table:table-cell office:value-type="float" office:value="0.0472515">
            <text:p>0.05</text:p>
          </table:table-cell>
          <table:table-cell office:value-type="float" office:value="0.0451916">
            <text:p>0.05</text:p>
          </table:table-cell>
          <table:table-cell office:value-type="float" office:value="0.0419693">
            <text:p>0.04</text:p>
          </table:table-cell>
          <table:table-cell office:value-type="float" office:value="0.0505622">
            <text:p>0.05</text:p>
          </table:table-cell>
          <table:table-cell/>
          <table:table-cell office:value-type="string">
            <text:p>Sbox</text:p>
          </table:table-cell>
          <table:table-cell table:formula="oooc:=ABS([.B31]-[.Q31])" office:value-type="float" office:value="0.000680579999999993">
            <text:p>0</text:p>
          </table:table-cell>
          <table:table-cell table:formula="oooc:=ABS([.C31]-[.R31])" office:value-type="float" office:value="0.00130966">
            <text:p>0</text:p>
          </table:table-cell>
          <table:table-cell table:formula="oooc:=ABS([.D31]-[.S31])" office:value-type="float" office:value="0.0000516399999999917">
            <text:p>0</text:p>
          </table:table-cell>
          <table:table-cell table:formula="oooc:=ABS([.E31]-[.T31])" office:value-type="float" office:value="0.000452500000000001">
            <text:p>0</text:p>
          </table:table-cell>
          <table:table-cell table:formula="oooc:=ABS([.F31]-[.U31])" office:value-type="float" office:value="0.0006169">
            <text:p>0</text:p>
          </table:table-cell>
          <table:table-cell table:formula="oooc:=ABS([.G31]-[.V31])" office:value-type="float" office:value="0.00520736">
            <text:p>0.01</text:p>
          </table:table-cell>
          <table:table-cell table:formula="oooc:=ABS([.H31]-[.W31])" office:value-type="float" office:value="0.00263386000000001">
            <text:p>0</text:p>
          </table:table-cell>
          <table:table-cell table:formula="oooc:=ABS([.I31]-[.X31])" office:value-type="float" office:value="0.00778104000000001">
            <text:p>0.01</text:p>
          </table:table-cell>
          <table:table-cell table:formula="oooc:=ABS([.J31]-[.Y31])" office:value-type="float" office:value="0.01284634">
            <text:p>0.01</text:p>
          </table:table-cell>
          <table:table-cell table:formula="oooc:=ABS([.K31]-[.Z31])" office:value-type="float" office:value="0.000660999999999998">
            <text:p>0</text:p>
          </table:table-cell>
          <table:table-cell table:formula="oooc:=ABS([.L31]-[.AA31])" office:value-type="float" office:value="0.000667420000000002">
            <text:p>0</text:p>
          </table:table-cell>
          <table:table-cell table:formula="oooc:=ABS([.M31]-[.AB31])" office:value-type="float" office:value="0.00109638">
            <text:p>0</text:p>
          </table:table-cell>
          <table:table-cell table:formula="oooc:=ABS([.N31]-[.AC31])" office:value-type="float" office:value="0.00243126">
            <text:p>0</text:p>
          </table:table-cell>
          <table:table-cell table:formula="oooc:=ABS([.O31]-[.AD31])" office:value-type="float" office:value="0.000386940000000002">
            <text:p>0</text:p>
          </table:table-cell>
          <table:table-cell table:formula="oooc:=ABS([.P31]-[.AE31])" office:value-type="float" office:value="0.0058378">
            <text:p>0.01</text:p>
          </table:table-cell>
        </table:table-row>
        <table:table-row table:style-name="ro1">
          <table:table-cell/>
          <table:table-cell office:value-type="float" office:value="0.0337872">
            <text:p>0.03</text:p>
          </table:table-cell>
          <table:table-cell office:value-type="float" office:value="0.0258125">
            <text:p>0.03</text:p>
          </table:table-cell>
          <table:table-cell office:value-type="float" office:value="0.0417622">
            <text:p>0.04</text:p>
          </table:table-cell>
          <table:table-cell office:value-type="float" office:value="0.0418904">
            <text:p>0.04</text:p>
          </table:table-cell>
          <table:table-cell office:value-type="float" office:value="0.0415485">
            <text:p>0.04</text:p>
          </table:table-cell>
          <table:table-cell office:value-type="float" office:value="0.0317689">
            <text:p>0.03</text:p>
          </table:table-cell>
          <table:table-cell office:value-type="float" office:value="0.0273683">
            <text:p>0.03</text:p>
          </table:table-cell>
          <table:table-cell office:value-type="float" office:value="0.0361698">
            <text:p>0.04</text:p>
          </table:table-cell>
          <table:table-cell office:value-type="float" office:value="0.0366148">
            <text:p>0.04</text:p>
          </table:table-cell>
          <table:table-cell office:value-type="float" office:value="0.0354276">
            <text:p>0.04</text:p>
          </table:table-cell>
          <table:table-cell office:value-type="float" office:value="0.0368116">
            <text:p>0.04</text:p>
          </table:table-cell>
          <table:table-cell office:value-type="float" office:value="0.037151">
            <text:p>0.04</text:p>
          </table:table-cell>
          <table:table-cell office:value-type="float" office:value="0.0364721">
            <text:p>0.04</text:p>
          </table:table-cell>
          <table:table-cell office:value-type="float" office:value="0.0331118">
            <text:p>0.03</text:p>
          </table:table-cell>
          <table:table-cell office:value-type="float" office:value="0.0420727">
            <text:p>0.04</text:p>
          </table:table-cell>
          <table:table-cell office:value-type="float" office:value="0.0307959">
            <text:p>0.03</text:p>
          </table:table-cell>
          <table:table-cell office:value-type="float" office:value="0.0251013">
            <text:p>0.03</text:p>
          </table:table-cell>
          <table:table-cell office:value-type="float" office:value="0.0364905">
            <text:p>0.04</text:p>
          </table:table-cell>
          <table:table-cell office:value-type="float" office:value="0.0376976">
            <text:p>0.04</text:p>
          </table:table-cell>
          <table:table-cell office:value-type="float" office:value="0.0344782">
            <text:p>0.03</text:p>
          </table:table-cell>
          <table:table-cell office:value-type="float" office:value="0.0337303">
            <text:p>0.03</text:p>
          </table:table-cell>
          <table:table-cell office:value-type="float" office:value="0.0306247">
            <text:p>0.03</text:p>
          </table:table-cell>
          <table:table-cell office:value-type="float" office:value="0.0368354">
            <text:p>0.04</text:p>
          </table:table-cell>
          <table:table-cell office:value-type="float" office:value="0.0374969">
            <text:p>0.04</text:p>
          </table:table-cell>
          <table:table-cell office:value-type="float" office:value="0.0357327">
            <text:p>0.04</text:p>
          </table:table-cell>
          <table:table-cell office:value-type="float" office:value="0.0381452">
            <text:p>0.04</text:p>
          </table:table-cell>
          <table:table-cell office:value-type="float" office:value="0.0372354">
            <text:p>0.04</text:p>
          </table:table-cell>
          <table:table-cell office:value-type="float" office:value="0.0390549">
            <text:p>0.04</text:p>
          </table:table-cell>
          <table:table-cell office:value-type="float" office:value="0.0379805">
            <text:p>0.04</text:p>
          </table:table-cell>
          <table:table-cell office:value-type="float" office:value="0.0408456">
            <text:p>0.04</text:p>
          </table:table-cell>
          <table:table-cell table:number-columns-repeated="17"/>
        </table:table-row>
        <table:table-row table:style-name="ro1">
          <table:table-cell office:value-type="string">
            <text:p>average</text:p>
          </table:table-cell>
          <table:table-cell table:formula="oooc:=AVERAGE([.B5:.B9])" office:value-type="float" office:value="0.03729126">
            <text:p>0.04</text:p>
          </table:table-cell>
          <table:table-cell table:formula="oooc:=AVERAGE([.C5:.C9])" office:value-type="float" office:value="0.03329752">
            <text:p>0.03</text:p>
          </table:table-cell>
          <table:table-cell table:formula="oooc:=AVERAGE([.D5:.D9])" office:value-type="float" office:value="0.04128494">
            <text:p>0.04</text:p>
          </table:table-cell>
          <table:table-cell table:formula="oooc:=AVERAGE([.E5:.E9])" office:value-type="float" office:value="0.04045046">
            <text:p>0.04</text:p>
          </table:table-cell>
          <table:table-cell table:formula="oooc:=AVERAGE([.F5:.F9])" office:value-type="float" office:value="0.04267582">
            <text:p>0.04</text:p>
          </table:table-cell>
          <table:table-cell table:formula="oooc:=AVERAGE([.G5:.G9])" office:value-type="float" office:value="0.03698662">
            <text:p>0.04</text:p>
          </table:table-cell>
          <table:table-cell table:formula="oooc:=AVERAGE([.H5:.H9])" office:value-type="float" office:value="0.0359296">
            <text:p>0.04</text:p>
          </table:table-cell>
          <table:table-cell table:formula="oooc:=AVERAGE([.I5:.I9])" office:value-type="float" office:value="0.03804374">
            <text:p>0.04</text:p>
          </table:table-cell>
          <table:table-cell table:formula="oooc:=AVERAGE([.J5:.J9])" office:value-type="float" office:value="0.03784234">
            <text:p>0.04</text:p>
          </table:table-cell>
          <table:table-cell table:formula="oooc:=AVERAGE([.K5:.K9])" office:value-type="float" office:value="0.03837904">
            <text:p>0.04</text:p>
          </table:table-cell>
          <table:table-cell table:formula="oooc:=AVERAGE([.L5:.L9])" office:value-type="float" office:value="0.03899278">
            <text:p>0.04</text:p>
          </table:table-cell>
          <table:table-cell table:formula="oooc:=AVERAGE([.M5:.M9])" office:value-type="float" office:value="0.04052884">
            <text:p>0.04</text:p>
          </table:table-cell>
          <table:table-cell table:formula="oooc:=AVERAGE([.N5:.N9])" office:value-type="float" office:value="0.03745674">
            <text:p>0.04</text:p>
          </table:table-cell>
          <table:table-cell table:formula="oooc:=AVERAGE([.O5:.O9])" office:value-type="float" office:value="0.03339202">
            <text:p>0.03</text:p>
          </table:table-cell>
          <table:table-cell table:formula="oooc:=AVERAGE([.P5:.P9])" office:value-type="float" office:value="0.0442313">
            <text:p>0.04</text:p>
          </table:table-cell>
          <table:table-cell table:formula="oooc:=AVERAGE([.Q5:.Q9])" office:value-type="float" office:value="0.0343679">
            <text:p>0.03</text:p>
          </table:table-cell>
          <table:table-cell table:formula="oooc:=AVERAGE([.R5:.R9])" office:value-type="float" office:value="0.0326884">
            <text:p>0.03</text:p>
          </table:table-cell>
          <table:table-cell table:formula="oooc:=AVERAGE([.S5:.S9])" office:value-type="float" office:value="0.03604744">
            <text:p>0.04</text:p>
          </table:table-cell>
          <table:table-cell table:formula="oooc:=AVERAGE([.T5:.T9])" office:value-type="float" office:value="0.03729116">
            <text:p>0.04</text:p>
          </table:table-cell>
          <table:table-cell table:formula="oooc:=AVERAGE([.U5:.U9])" office:value-type="float" office:value="0.0339743">
            <text:p>0.03</text:p>
          </table:table-cell>
          <table:table-cell table:formula="oooc:=AVERAGE([.V5:.V9])" office:value-type="float" office:value="0.035199">
            <text:p>0.04</text:p>
          </table:table-cell>
          <table:table-cell table:formula="oooc:=AVERAGE([.W5:.W9])" office:value-type="float" office:value="0.03633746">
            <text:p>0.04</text:p>
          </table:table-cell>
          <table:table-cell table:formula="oooc:=AVERAGE([.X5:.X9])" office:value-type="float" office:value="0.03406058">
            <text:p>0.03</text:p>
          </table:table-cell>
          <table:table-cell table:formula="oooc:=AVERAGE([.Y5:.Y9])" office:value-type="float" office:value="0.0338832">
            <text:p>0.03</text:p>
          </table:table-cell>
          <table:table-cell table:formula="oooc:=AVERAGE([.Z5:.Z9])" office:value-type="float" office:value="0.03435582">
            <text:p>0.03</text:p>
          </table:table-cell>
          <table:table-cell table:formula="oooc:=AVERAGE([.AA5:.AA9])" office:value-type="float" office:value="0.04050286">
            <text:p>0.04</text:p>
          </table:table-cell>
          <table:table-cell table:formula="oooc:=AVERAGE([.AB5:.AB9])" office:value-type="float" office:value="0.04072944">
            <text:p>0.04</text:p>
          </table:table-cell>
          <table:table-cell table:formula="oooc:=AVERAGE([.AC5:.AC9])" office:value-type="float" office:value="0.04027618">
            <text:p>0.04</text:p>
          </table:table-cell>
          <table:table-cell table:formula="oooc:=AVERAGE([.AD5:.AD9])" office:value-type="float" office:value="0.03862328">
            <text:p>0.04</text:p>
          </table:table-cell>
          <table:table-cell table:formula="oooc:=AVERAGE([.AE5:.AE9])" office:value-type="float" office:value="0.04303102">
            <text:p>0.04</text:p>
          </table:table-cell>
          <table:table-cell table:number-columns-repeated="17"/>
        </table:table-row>
        <table:table-row table:style-name="ro1">
          <table:table-cell table:number-columns-repeated="32"/>
          <table:table-cell office:value-type="string">
            <text:p>ALL DOF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577296">
            <text:p>0.06</text:p>
          </table:table-cell>
          <table:table-cell office:value-type="float" office:value="0.0663664">
            <text:p>0.07</text:p>
          </table:table-cell>
          <table:table-cell office:value-type="float" office:value="0.0490928">
            <text:p>0.05</text:p>
          </table:table-cell>
          <table:table-cell office:value-type="float" office:value="0.0465099">
            <text:p>0.05</text:p>
          </table:table-cell>
          <table:table-cell office:value-type="float" office:value="0.0533974">
            <text:p>0.05</text:p>
          </table:table-cell>
          <table:table-cell office:value-type="float" office:value="0.0422162">
            <text:p>0.04</text:p>
          </table:table-cell>
          <table:table-cell office:value-type="float" office:value="0.0587463">
            <text:p>0.06</text:p>
          </table:table-cell>
          <table:table-cell office:value-type="float" office:value="0.025686">
            <text:p>0.03</text:p>
          </table:table-cell>
          <table:table-cell office:value-type="float" office:value="0.0284928">
            <text:p>0.03</text:p>
          </table:table-cell>
          <table:table-cell office:value-type="float" office:value="0.0210083">
            <text:p>0.02</text:p>
          </table:table-cell>
          <table:table-cell office:value-type="float" office:value="0.0375278">
            <text:p>0.04</text:p>
          </table:table-cell>
          <table:table-cell office:value-type="float" office:value="0.049234">
            <text:p>0.05</text:p>
          </table:table-cell>
          <table:table-cell office:value-type="float" office:value="0.0258216">
            <text:p>0.03</text:p>
          </table:table-cell>
          <table:table-cell office:value-type="float" office:value="0.028553">
            <text:p>0.03</text:p>
          </table:table-cell>
          <table:table-cell office:value-type="float" office:value="0.0212692">
            <text:p>0.02</text:p>
          </table:table-cell>
          <table:table-cell office:value-type="float" office:value="0.0660451">
            <text:p>0.07</text:p>
          </table:table-cell>
          <table:table-cell office:value-type="float" office:value="0.0640381">
            <text:p>0.06</text:p>
          </table:table-cell>
          <table:table-cell office:value-type="float" office:value="0.068052">
            <text:p>0.07</text:p>
          </table:table-cell>
          <table:table-cell office:value-type="float" office:value="0.0484527">
            <text:p>0.05</text:p>
          </table:table-cell>
          <table:table-cell office:value-type="float" office:value="0.1007174">
            <text:p>0.1</text:p>
          </table:table-cell>
          <table:table-cell office:value-type="float" office:value="0.0583238">
            <text:p>0.06</text:p>
          </table:table-cell>
          <table:table-cell office:value-type="float" office:value="0.0629896">
            <text:p>0.06</text:p>
          </table:table-cell>
          <table:table-cell office:value-type="float" office:value="0.0536581">
            <text:p>0.05</text:p>
          </table:table-cell>
          <table:table-cell office:value-type="float" office:value="0.0326636">
            <text:p>0.03</text:p>
          </table:table-cell>
          <table:table-cell office:value-type="float" office:value="0.0886487">
            <text:p>0.09</text:p>
          </table:table-cell>
          <table:table-cell office:value-type="float" office:value="0.0322924">
            <text:p>0.03</text:p>
          </table:table-cell>
          <table:table-cell office:value-type="float" office:value="0.0401417">
            <text:p>0.04</text:p>
          </table:table-cell>
          <table:table-cell office:value-type="float" office:value="0.0244429">
            <text:p>0.02</text:p>
          </table:table-cell>
          <table:table-cell office:value-type="float" office:value="0.0321676">
            <text:p>0.03</text:p>
          </table:table-cell>
          <table:table-cell office:value-type="float" office:value="0.0115686">
            <text:p>0.01</text:p>
          </table:table-cell>
          <table:table-cell/>
          <table:table-cell/>
          <table:table-cell office:value-type="string">
            <text:p>precision</text:p>
          </table:table-cell>
          <table:table-cell office:value-type="string">
            <text:p>power</text:p>
          </table:table-cell>
          <table:table-cell table:number-columns-repeated="3"/>
          <table:table-cell/>
          <table:table-cell office:value-type="string">
            <text:p>precision</text:p>
          </table:table-cell>
          <table:table-cell office:value-type="string">
            <text:p>power</text:p>
          </table:table-cell>
          <table:table-cell table:number-columns-repeated="2"/>
          <table:table-cell/>
          <table:table-cell office:value-type="string">
            <text:p>precision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315166">
            <text:p>0.03</text:p>
          </table:table-cell>
          <table:table-cell office:value-type="float" office:value="0.0233667">
            <text:p>0.02</text:p>
          </table:table-cell>
          <table:table-cell office:value-type="float" office:value="0.0396664">
            <text:p>0.04</text:p>
          </table:table-cell>
          <table:table-cell office:value-type="float" office:value="0.0397994">
            <text:p>0.04</text:p>
          </table:table-cell>
          <table:table-cell office:value-type="float" office:value="0.0394446">
            <text:p>0.04</text:p>
          </table:table-cell>
          <table:table-cell office:value-type="float" office:value="0.0271112">
            <text:p>0.03</text:p>
          </table:table-cell>
          <table:table-cell office:value-type="float" office:value="0.0298392">
            <text:p>0.03</text:p>
          </table:table-cell>
          <table:table-cell office:value-type="float" office:value="0.0243832">
            <text:p>0.02</text:p>
          </table:table-cell>
          <table:table-cell office:value-type="float" office:value="0.0285425">
            <text:p>0.03</text:p>
          </table:table-cell>
          <table:table-cell office:value-type="float" office:value="0.0174512">
            <text:p>0.02</text:p>
          </table:table-cell>
          <table:table-cell office:value-type="float" office:value="0.0339763">
            <text:p>0.03</text:p>
          </table:table-cell>
          <table:table-cell office:value-type="float" office:value="0.0359833">
            <text:p>0.04</text:p>
          </table:table-cell>
          <table:table-cell office:value-type="float" office:value="0.0319692">
            <text:p>0.03</text:p>
          </table:table-cell>
          <table:table-cell office:value-type="float" office:value="0.0305605">
            <text:p>0.03</text:p>
          </table:table-cell>
          <table:table-cell office:value-type="float" office:value="0.0343167">
            <text:p>0.03</text:p>
          </table:table-cell>
          <table:table-cell office:value-type="float" office:value="0.0496915">
            <text:p>0.05</text:p>
          </table:table-cell>
          <table:table-cell office:value-type="float" office:value="0.0307894">
            <text:p>0.03</text:p>
          </table:table-cell>
          <table:table-cell office:value-type="float" office:value="0.0685937">
            <text:p>0.07</text:p>
          </table:table-cell>
          <table:table-cell office:value-type="float" office:value="0.0493195">
            <text:p>0.05</text:p>
          </table:table-cell>
          <table:table-cell office:value-type="float" office:value="0.1007174">
            <text:p>0.1</text:p>
          </table:table-cell>
          <table:table-cell office:value-type="float" office:value="0.0430433">
            <text:p>0.04</text:p>
          </table:table-cell>
          <table:table-cell office:value-type="float" office:value="0.0307419">
            <text:p>0.03</text:p>
          </table:table-cell>
          <table:table-cell office:value-type="float" office:value="0.0553447">
            <text:p>0.06</text:p>
          </table:table-cell>
          <table:table-cell office:value-type="float" office:value="0.035362">
            <text:p>0.04</text:p>
          </table:table-cell>
          <table:table-cell office:value-type="float" office:value="0.0886487">
            <text:p>0.09</text:p>
          </table:table-cell>
          <table:table-cell office:value-type="float" office:value="0.0412338">
            <text:p>0.04</text:p>
          </table:table-cell>
          <table:table-cell office:value-type="float" office:value="0.0423532">
            <text:p>0.04</text:p>
          </table:table-cell>
          <table:table-cell office:value-type="float" office:value="0.0401145">
            <text:p>0.04</text:p>
          </table:table-cell>
          <table:table-cell office:value-type="float" office:value="0.057242">
            <text:p>0.06</text:p>
          </table:table-cell>
          <table:table-cell office:value-type="float" office:value="0.0115686">
            <text:p>0.01</text:p>
          </table:table-cell>
          <table:table-cell/>
          <table:table-cell office:value-type="string">
            <text:p>small</text:p>
          </table:table-cell>
          <table:table-cell table:formula="oooc:=AVERAGE([.B24];[.B31])" office:value-type="float" office:value="0.03647334">
            <text:p>0.04</text:p>
          </table:table-cell>
          <table:table-cell table:formula="oooc:=[.Q24]" office:value-type="float" office:value="0.05400418">
            <text:p>0.05</text:p>
          </table:table-cell>
          <table:table-cell table:number-columns-repeated="3"/>
          <table:table-cell office:value-type="string">
            <text:p>small</text:p>
          </table:table-cell>
          <table:table-cell table:formula="oooc:=AVERAGE([.G31];[.G24])" office:value-type="float" office:value="0.0339013">
            <text:p>0.03</text:p>
          </table:table-cell>
          <table:table-cell table:formula="oooc:=[.V24]" office:value-type="float" office:value="0.05365702">
            <text:p>0.05</text:p>
          </table:table-cell>
          <table:table-cell table:number-columns-repeated="2"/>
          <table:table-cell office:value-type="string">
            <text:p>small</text:p>
          </table:table-cell>
          <table:table-cell table:formula="oooc:=AVERAGE([.L24];[.L31])" office:value-type="float" office:value="0.03679447">
            <text:p>0.04</text:p>
          </table:table-cell>
          <table:table-cell table:formula="oooc:=[.AA24]" office:value-type="float" office:value="0.03270136">
            <text:p>0.03</text:p>
          </table:table-cell>
          <table:table-cell table:number-columns-repeated="2"/>
        </table:table-row>
        <table:table-row table:style-name="ro2">
          <table:table-cell office:value-type="string">
            <text:p>Bbox</text:p>
          </table:table-cell>
          <table:table-cell office:value-type="float" office:value="0.0314499">
            <text:p>0.03</text:p>
          </table:table-cell>
          <table:table-cell office:value-type="float" office:value="0.0230263">
            <text:p>0.02</text:p>
          </table:table-cell>
          <table:table-cell office:value-type="float" office:value="0.0398735">
            <text:p>0.04</text:p>
          </table:table-cell>
          <table:table-cell office:value-type="float" office:value="0.0448189">
            <text:p>0.04</text:p>
          </table:table-cell>
          <table:table-cell office:value-type="float" office:value="0.0316312">
            <text:p>0.03</text:p>
          </table:table-cell>
          <table:table-cell office:value-type="float" office:value="0.0310056">
            <text:p>0.03</text:p>
          </table:table-cell>
          <table:table-cell office:value-type="float" office:value="0.0322533">
            <text:p>0.03</text:p>
          </table:table-cell>
          <table:table-cell office:value-type="float" office:value="0.0297576">
            <text:p>0.03</text:p>
          </table:table-cell>
          <table:table-cell office:value-type="float" office:value="0.0281905">
            <text:p>0.03</text:p>
          </table:table-cell>
          <table:table-cell office:value-type="float" office:value="0.0323699">
            <text:p>0.03</text:p>
          </table:table-cell>
          <table:table-cell office:value-type="float" office:value="0.0357879">
            <text:p>0.04</text:p>
          </table:table-cell>
          <table:table-cell office:value-type="float" office:value="0.0347243">
            <text:p>0.03</text:p>
          </table:table-cell>
          <table:table-cell office:value-type="float" office:value="0.0368515">
            <text:p>0.04</text:p>
          </table:table-cell>
          <table:table-cell office:value-type="float" office:value="0.0293623">
            <text:p>0.03</text:p>
          </table:table-cell>
          <table:table-cell office:value-type="float" office:value="0.0493334">
            <text:p>0.05</text:p>
          </table:table-cell>
          <table:table-cell office:value-type="float" office:value="0.0477386">
            <text:p>0.05</text:p>
          </table:table-cell>
          <table:table-cell office:value-type="float" office:value="0.0293089">
            <text:p>0.03</text:p>
          </table:table-cell>
          <table:table-cell office:value-type="float" office:value="0.0661684">
            <text:p>0.07</text:p>
          </table:table-cell>
          <table:table-cell office:value-type="float" office:value="0.0454389">
            <text:p>0.05</text:p>
          </table:table-cell>
          <table:table-cell office:value-type="float" office:value="0.1007174">
            <text:p>0.1</text:p>
          </table:table-cell>
          <table:table-cell office:value-type="float" office:value="0.0391732">
            <text:p>0.04</text:p>
          </table:table-cell>
          <table:table-cell office:value-type="float" office:value="0.0253537">
            <text:p>0.03</text:p>
          </table:table-cell>
          <table:table-cell office:value-type="float" office:value="0.0529932">
            <text:p>0.05</text:p>
          </table:table-cell>
          <table:table-cell office:value-type="float" office:value="0.0315997">
            <text:p>0.03</text:p>
          </table:table-cell>
          <table:table-cell office:value-type="float" office:value="0.0886487">
            <text:p>0.09</text:p>
          </table:table-cell>
          <table:table-cell office:value-type="float" office:value="0.0275081">
            <text:p>0.03</text:p>
          </table:table-cell>
          <table:table-cell office:value-type="float" office:value="0.0299841">
            <text:p>0.03</text:p>
          </table:table-cell>
          <table:table-cell office:value-type="float" office:value="0.0250325">
            <text:p>0.03</text:p>
          </table:table-cell>
          <table:table-cell office:value-type="float" office:value="0.0331109">
            <text:p>0.03</text:p>
          </table:table-cell>
          <table:table-cell office:value-type="float" office:value="0.0115686">
            <text:p>0.01</text:p>
          </table:table-cell>
          <table:table-cell/>
          <table:table-cell office:value-type="string">
            <text:p>big</text:p>
          </table:table-cell>
          <table:table-cell table:formula="oooc:=[.Q17]" office:value-type="float" office:value="0.0545824">
            <text:p>0.05</text:p>
          </table:table-cell>
          <table:table-cell table:formula="oooc:=AVERAGE([.B10];[.B17])" office:value-type="float" office:value="0.03757362">
            <text:p>0.04</text:p>
          </table:table-cell>
          <table:table-cell table:number-columns-repeated="3"/>
          <table:table-cell office:value-type="string">
            <text:p>big</text:p>
          </table:table-cell>
          <table:table-cell table:formula="oooc:=[.V17]" office:value-type="float" office:value="0.04707552">
            <text:p>0.05</text:p>
          </table:table-cell>
          <table:table-cell table:formula="oooc:=AVERAGE([.G10];[.G17])" office:value-type="float" office:value="0.03404321">
            <text:p>0.03</text:p>
          </table:table-cell>
          <table:table-cell table:number-columns-repeated="2"/>
          <table:table-cell office:value-type="string">
            <text:p>big</text:p>
          </table:table-cell>
          <table:table-cell table:formula="oooc:=[.AA17]" office:value-type="float" office:value="0.03591552">
            <text:p>0.04</text:p>
          </table:table-cell>
          <table:table-cell table:formula="oooc:=AVERAGE([.L10];[.L17])" office:value-type="float" office:value="0.03720504">
            <text:p>0.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325451">
            <text:p>0.03</text:p>
          </table:table-cell>
          <table:table-cell office:value-type="float" office:value="0.0278403">
            <text:p>0.03</text:p>
          </table:table-cell>
          <table:table-cell office:value-type="float" office:value="0.03725">
            <text:p>0.04</text:p>
          </table:table-cell>
          <table:table-cell office:value-type="float" office:value="0.03849">
            <text:p>0.04</text:p>
          </table:table-cell>
          <table:table-cell office:value-type="float" office:value="0.0351833">
            <text:p>0.04</text:p>
          </table:table-cell>
          <table:table-cell office:value-type="float" office:value="0.0305114">
            <text:p>0.03</text:p>
          </table:table-cell>
          <table:table-cell office:value-type="float" office:value="0.0299346">
            <text:p>0.03</text:p>
          </table:table-cell>
          <table:table-cell office:value-type="float" office:value="0.0310882">
            <text:p>0.03</text:p>
          </table:table-cell>
          <table:table-cell office:value-type="float" office:value="0.0301699">
            <text:p>0.03</text:p>
          </table:table-cell>
          <table:table-cell office:value-type="float" office:value="0.0326188">
            <text:p>0.03</text:p>
          </table:table-cell>
          <table:table-cell office:value-type="float" office:value="0.0383435">
            <text:p>0.04</text:p>
          </table:table-cell>
          <table:table-cell office:value-type="float" office:value="0.04025">
            <text:p>0.04</text:p>
          </table:table-cell>
          <table:table-cell office:value-type="float" office:value="0.036437">
            <text:p>0.04</text:p>
          </table:table-cell>
          <table:table-cell office:value-type="float" office:value="0.0313489">
            <text:p>0.03</text:p>
          </table:table-cell>
          <table:table-cell office:value-type="float" office:value="0.0449168">
            <text:p>0.04</text:p>
          </table:table-cell>
          <table:table-cell office:value-type="float" office:value="0.0550602">
            <text:p>0.06</text:p>
          </table:table-cell>
          <table:table-cell office:value-type="float" office:value="0.0453675">
            <text:p>0.05</text:p>
          </table:table-cell>
          <table:table-cell office:value-type="float" office:value="0.0647531">
            <text:p>0.06</text:p>
          </table:table-cell>
          <table:table-cell office:value-type="float" office:value="0.0431746">
            <text:p>0.04</text:p>
          </table:table-cell>
          <table:table-cell office:value-type="float" office:value="0.1007174">
            <text:p>0.1</text:p>
          </table:table-cell>
          <table:table-cell office:value-type="float" office:value="0.0479639">
            <text:p>0.05</text:p>
          </table:table-cell>
          <table:table-cell office:value-type="float" office:value="0.0455375">
            <text:p>0.05</text:p>
          </table:table-cell>
          <table:table-cell office:value-type="float" office:value="0.0503903">
            <text:p>0.05</text:p>
          </table:table-cell>
          <table:table-cell office:value-type="float" office:value="0.0274355">
            <text:p>0.03</text:p>
          </table:table-cell>
          <table:table-cell office:value-type="float" office:value="0.0886487">
            <text:p>0.09</text:p>
          </table:table-cell>
          <table:table-cell office:value-type="float" office:value="0.0449897">
            <text:p>0.04</text:p>
          </table:table-cell>
          <table:table-cell office:value-type="float" office:value="0.0658462">
            <text:p>0.07</text:p>
          </table:table-cell>
          <table:table-cell office:value-type="float" office:value="0.0241331">
            <text:p>0.02</text:p>
          </table:table-cell>
          <table:table-cell office:value-type="float" office:value="0.031672">
            <text:p>0.03</text:p>
          </table:table-cell>
          <table:table-cell office:value-type="float" office:value="0.0115686">
            <text:p>0.01</text:p>
          </table:table-cell>
          <table:table-cell/>
          <table:table-cell office:value-type="string">
            <text:p>HAND DOF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360387">
            <text:p>0.04</text:p>
          </table:table-cell>
          <table:table-cell office:value-type="float" office:value="0.0312841">
            <text:p>0.03</text:p>
          </table:table-cell>
          <table:table-cell office:value-type="float" office:value="0.0407933">
            <text:p>0.04</text:p>
          </table:table-cell>
          <table:table-cell office:value-type="float" office:value="0.0437224">
            <text:p>0.04</text:p>
          </table:table-cell>
          <table:table-cell office:value-type="float" office:value="0.0359113">
            <text:p>0.04</text:p>
          </table:table-cell>
          <table:table-cell office:value-type="float" office:value="0.0246546">
            <text:p>0.02</text:p>
          </table:table-cell>
          <table:table-cell office:value-type="float" office:value="0.0282009">
            <text:p>0.03</text:p>
          </table:table-cell>
          <table:table-cell office:value-type="float" office:value="0.021108">
            <text:p>0.02</text:p>
          </table:table-cell>
          <table:table-cell office:value-type="float" office:value="0.020798">
            <text:p>0.02</text:p>
          </table:table-cell>
          <table:table-cell office:value-type="float" office:value="0.0216246">
            <text:p>0.02</text:p>
          </table:table-cell>
          <table:table-cell office:value-type="float" office:value="0.031451">
            <text:p>0.03</text:p>
          </table:table-cell>
          <table:table-cell office:value-type="float" office:value="0.0358204">
            <text:p>0.04</text:p>
          </table:table-cell>
          <table:table-cell office:value-type="float" office:value="0.0270818">
            <text:p>0.03</text:p>
          </table:table-cell>
          <table:table-cell office:value-type="float" office:value="0.0195606">
            <text:p>0.02</text:p>
          </table:table-cell>
          <table:table-cell office:value-type="float" office:value="0.0396168">
            <text:p>0.04</text:p>
          </table:table-cell>
          <table:table-cell office:value-type="float" office:value="0.0543766">
            <text:p>0.05</text:p>
          </table:table-cell>
          <table:table-cell office:value-type="float" office:value="0.0457182">
            <text:p>0.05</text:p>
          </table:table-cell>
          <table:table-cell office:value-type="float" office:value="0.0630349">
            <text:p>0.06</text:p>
          </table:table-cell>
          <table:table-cell office:value-type="float" office:value="0.0404253">
            <text:p>0.04</text:p>
          </table:table-cell>
          <table:table-cell office:value-type="float" office:value="0.1007174">
            <text:p>0.1</text:p>
          </table:table-cell>
          <table:table-cell office:value-type="float" office:value="0.0468734">
            <text:p>0.05</text:p>
          </table:table-cell>
          <table:table-cell office:value-type="float" office:value="0.044984">
            <text:p>0.04</text:p>
          </table:table-cell>
          <table:table-cell office:value-type="float" office:value="0.0487626">
            <text:p>0.05</text:p>
          </table:table-cell>
          <table:table-cell office:value-type="float" office:value="0.0248307">
            <text:p>0.02</text:p>
          </table:table-cell>
          <table:table-cell office:value-type="float" office:value="0.0886487">
            <text:p>0.09</text:p>
          </table:table-cell>
          <table:table-cell office:value-type="float" office:value="0.0335536">
            <text:p>0.03</text:p>
          </table:table-cell>
          <table:table-cell office:value-type="float" office:value="0.0489914">
            <text:p>0.05</text:p>
          </table:table-cell>
          <table:table-cell office:value-type="float" office:value="0.0181162">
            <text:p>0.02</text:p>
          </table:table-cell>
          <table:table-cell office:value-type="float" office:value="0.0220446">
            <text:p>0.02</text:p>
          </table:table-cell>
          <table:table-cell office:value-type="float" office:value="0.0115686">
            <text:p>0.01</text:p>
          </table:table-cell>
          <table:table-cell/>
          <table:table-cell/>
          <table:table-cell office:value-type="string">
            <text:p>precision</text:p>
          </table:table-cell>
          <table:table-cell office:value-type="string">
            <text:p>power</text:p>
          </table:table-cell>
          <table:table-cell table:number-columns-repeated="3"/>
          <table:table-cell/>
          <table:table-cell office:value-type="string">
            <text:p>precision</text:p>
          </table:table-cell>
          <table:table-cell office:value-type="string">
            <text:p>power</text:p>
          </table:table-cell>
          <table:table-cell table:number-columns-repeated="2"/>
          <table:table-cell/>
          <table:table-cell office:value-type="string">
            <text:p>precision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1">
          <table:table-cell office:value-type="string">
            <text:p>average</text:p>
          </table:table-cell>
          <table:table-cell table:formula="oooc:=AVERAGE([.B12:.B16])" office:value-type="float" office:value="0.03785598">
            <text:p>0.04</text:p>
          </table:table-cell>
          <table:table-cell table:formula="oooc:=AVERAGE([.C12:.C16])" office:value-type="float" office:value="0.03437676">
            <text:p>0.03</text:p>
          </table:table-cell>
          <table:table-cell table:formula="oooc:=AVERAGE([.D12:.D16])" office:value-type="float" office:value="0.0413352">
            <text:p>0.04</text:p>
          </table:table-cell>
          <table:table-cell table:formula="oooc:=AVERAGE([.E12:.E16])" office:value-type="float" office:value="0.04266812">
            <text:p>0.04</text:p>
          </table:table-cell>
          <table:table-cell table:formula="oooc:=AVERAGE([.F12:.F16])" office:value-type="float" office:value="0.03911356">
            <text:p>0.04</text:p>
          </table:table-cell>
          <table:table-cell table:formula="oooc:=AVERAGE([.G12:.G16])" office:value-type="float" office:value="0.0310998">
            <text:p>0.03</text:p>
          </table:table-cell>
          <table:table-cell table:formula="oooc:=AVERAGE([.H12:.H16])" office:value-type="float" office:value="0.03579486">
            <text:p>0.04</text:p>
          </table:table-cell>
          <table:table-cell table:formula="oooc:=AVERAGE([.I12:.I16])" office:value-type="float" office:value="0.0264046">
            <text:p>0.03</text:p>
          </table:table-cell>
          <table:table-cell table:formula="oooc:=AVERAGE([.J12:.J16])" office:value-type="float" office:value="0.02723874">
            <text:p>0.03</text:p>
          </table:table-cell>
          <table:table-cell table:formula="oooc:=AVERAGE([.K12:.K16])" office:value-type="float" office:value="0.02501456">
            <text:p>0.03</text:p>
          </table:table-cell>
          <table:table-cell table:formula="oooc:=AVERAGE([.L12:.L16])" office:value-type="float" office:value="0.0354173">
            <text:p>0.04</text:p>
          </table:table-cell>
          <table:table-cell table:formula="oooc:=AVERAGE([.M12:.M16])" office:value-type="float" office:value="0.0392024">
            <text:p>0.04</text:p>
          </table:table-cell>
          <table:table-cell table:formula="oooc:=AVERAGE([.N12:.N16])" office:value-type="float" office:value="0.03163222">
            <text:p>0.03</text:p>
          </table:table-cell>
          <table:table-cell table:formula="oooc:=AVERAGE([.O12:.O16])" office:value-type="float" office:value="0.02787706">
            <text:p>0.03</text:p>
          </table:table-cell>
          <table:table-cell table:formula="oooc:=AVERAGE([.P12:.P16])" office:value-type="float" office:value="0.03789058">
            <text:p>0.04</text:p>
          </table:table-cell>
          <table:table-cell table:formula="oooc:=AVERAGE([.Q12:.Q16])" office:value-type="float" office:value="0.0545824">
            <text:p>0.05</text:p>
          </table:table-cell>
          <table:table-cell table:formula="oooc:=AVERAGE([.R12:.R16])" office:value-type="float" office:value="0.04304442">
            <text:p>0.04</text:p>
          </table:table-cell>
          <table:table-cell table:formula="oooc:=AVERAGE([.S12:.S16])" office:value-type="float" office:value="0.06612042">
            <text:p>0.07</text:p>
          </table:table-cell>
          <table:table-cell table:formula="oooc:=AVERAGE([.T12:.T16])" office:value-type="float" office:value="0.0453622">
            <text:p>0.05</text:p>
          </table:table-cell>
          <table:table-cell table:formula="oooc:=AVERAGE([.U12:.U16])" office:value-type="float" office:value="0.1007174">
            <text:p>0.1</text:p>
          </table:table-cell>
          <table:table-cell table:formula="oooc:=AVERAGE([.V12:.V16])" office:value-type="float" office:value="0.04707552">
            <text:p>0.05</text:p>
          </table:table-cell>
          <table:table-cell table:formula="oooc:=AVERAGE([.W12:.W16])" office:value-type="float" office:value="0.04192134">
            <text:p>0.04</text:p>
          </table:table-cell>
          <table:table-cell table:formula="oooc:=AVERAGE([.X12:.X16])" office:value-type="float" office:value="0.05222978">
            <text:p>0.05</text:p>
          </table:table-cell>
          <table:table-cell table:formula="oooc:=AVERAGE([.Y12:.Y16])" office:value-type="float" office:value="0.0303783">
            <text:p>0.03</text:p>
          </table:table-cell>
          <table:table-cell table:formula="oooc:=AVERAGE([.Z12:.Z16])" office:value-type="float" office:value="0.0886487">
            <text:p>0.09</text:p>
          </table:table-cell>
          <table:table-cell table:formula="oooc:=AVERAGE([.AA12:.AA16])" office:value-type="float" office:value="0.03591552">
            <text:p>0.04</text:p>
          </table:table-cell>
          <table:table-cell table:formula="oooc:=AVERAGE([.AB12:.AB16])" office:value-type="float" office:value="0.04546332">
            <text:p>0.05</text:p>
          </table:table-cell>
          <table:table-cell table:formula="oooc:=AVERAGE([.AC12:.AC16])" office:value-type="float" office:value="0.02636784">
            <text:p>0.03</text:p>
          </table:table-cell>
          <table:table-cell table:formula="oooc:=AVERAGE([.AD12:.AD16])" office:value-type="float" office:value="0.03524742">
            <text:p>0.04</text:p>
          </table:table-cell>
          <table:table-cell table:formula="oooc:=AVERAGE([.AE12:.AE16])" office:value-type="float" office:value="0.0115686">
            <text:p>0.01</text:p>
          </table:table-cell>
          <table:table-cell/>
          <table:table-cell office:value-type="string">
            <text:p>small</text:p>
          </table:table-cell>
          <table:table-cell table:formula="oooc:=AVERAGE([.D24];[.D31])" office:value-type="float" office:value="0.03306892">
            <text:p>0.03</text:p>
          </table:table-cell>
          <table:table-cell table:formula="oooc:=[.S24]" office:value-type="float" office:value="0.07259222">
            <text:p>0.07</text:p>
          </table:table-cell>
          <table:table-cell table:number-columns-repeated="3"/>
          <table:table-cell office:value-type="string">
            <text:p>small</text:p>
          </table:table-cell>
          <table:table-cell table:formula="oooc:=AVERAGE([.I24];[.I31])" office:value-type="float" office:value="0.02688306">
            <text:p>0.03</text:p>
          </table:table-cell>
          <table:table-cell table:formula="oooc:=[.X24]" office:value-type="float" office:value="0.06821014">
            <text:p>0.07</text:p>
          </table:table-cell>
          <table:table-cell table:number-columns-repeated="2"/>
          <table:table-cell office:value-type="string">
            <text:p>small</text:p>
          </table:table-cell>
          <table:table-cell table:formula="oooc:=AVERAGE([.N31];[.N24])" office:value-type="float" office:value="0.02892551">
            <text:p>0.03</text:p>
          </table:table-cell>
          <table:table-cell table:formula="oooc:=[.AC24]" office:value-type="float" office:value="0.02605378">
            <text:p>0.03</text:p>
          </table:table-cell>
          <table:table-cell table:number-columns-repeated="2"/>
        </table:table-row>
        <table:table-row table:style-name="ro1">
          <table:table-cell table:number-columns-repeated="32"/>
          <table:table-cell office:value-type="string">
            <text:p>big</text:p>
          </table:table-cell>
          <table:table-cell table:formula="oooc:=[.S17]" office:value-type="float" office:value="0.06612042">
            <text:p>0.07</text:p>
          </table:table-cell>
          <table:table-cell table:formula="oooc:=AVERAGE([.D10];[.D17])" office:value-type="float" office:value="0.04131007">
            <text:p>0.04</text:p>
          </table:table-cell>
          <table:table-cell table:number-columns-repeated="3"/>
          <table:table-cell office:value-type="string">
            <text:p>big</text:p>
          </table:table-cell>
          <table:table-cell table:formula="oooc:=[.X17]" office:value-type="float" office:value="0.05222978">
            <text:p>0.05</text:p>
          </table:table-cell>
          <table:table-cell table:formula="oooc:=AVERAGE([.I17];[.I10])" office:value-type="float" office:value="0.03222417">
            <text:p>0.03</text:p>
          </table:table-cell>
          <table:table-cell table:number-columns-repeated="2"/>
          <table:table-cell office:value-type="string">
            <text:p>big</text:p>
          </table:table-cell>
          <table:table-cell table:formula="oooc:=[.AC17]" office:value-type="float" office:value="0.02636784">
            <text:p>0.03</text:p>
          </table:table-cell>
          <table:table-cell table:formula="oooc:=AVERAGE([.N10];[.N17])" office:value-type="float" office:value="0.03454448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484438">
            <text:p>0.05</text:p>
          </table:table-cell>
          <table:table-cell office:value-type="float" office:value="0.0629226">
            <text:p>0.06</text:p>
          </table:table-cell>
          <table:table-cell office:value-type="float" office:value="0.0339657">
            <text:p>0.03</text:p>
          </table:table-cell>
          <table:table-cell office:value-type="float" office:value="0.05092">
            <text:p>0.05</text:p>
          </table:table-cell>
          <table:table-cell office:value-type="float" office:value="0.0057082">
            <text:p>0.01</text:p>
          </table:table-cell>
          <table:table-cell office:value-type="float" office:value="0.0410398">
            <text:p>0.04</text:p>
          </table:table-cell>
          <table:table-cell office:value-type="float" office:value="0.0569113">
            <text:p>0.06</text:p>
          </table:table-cell>
          <table:table-cell office:value-type="float" office:value="0.0251685">
            <text:p>0.03</text:p>
          </table:table-cell>
          <table:table-cell office:value-type="float" office:value="0.036512">
            <text:p>0.04</text:p>
          </table:table-cell>
          <table:table-cell office:value-type="float" office:value="0.0062628">
            <text:p>0.01</text:p>
          </table:table-cell>
          <table:table-cell office:value-type="float" office:value="0.0341333">
            <text:p>0.03</text:p>
          </table:table-cell>
          <table:table-cell office:value-type="float" office:value="0.0415782">
            <text:p>0.04</text:p>
          </table:table-cell>
          <table:table-cell office:value-type="float" office:value="0.0266887">
            <text:p>0.03</text:p>
          </table:table-cell>
          <table:table-cell office:value-type="float" office:value="0.030804">
            <text:p>0.03</text:p>
          </table:table-cell>
          <table:table-cell office:value-type="float" office:value="0.0198296">
            <text:p>0.02</text:p>
          </table:table-cell>
          <table:table-cell office:value-type="float" office:value="0.0742338">
            <text:p>0.07</text:p>
          </table:table-cell>
          <table:table-cell office:value-type="float" office:value="0.0653942">
            <text:p>0.07</text:p>
          </table:table-cell>
          <table:table-cell office:value-type="float" office:value="0.0830734">
            <text:p>0.08</text:p>
          </table:table-cell>
          <table:table-cell office:value-type="float" office:value="0.0535232">
            <text:p>0.05</text:p>
          </table:table-cell>
          <table:table-cell office:value-type="float" office:value="0.1323238">
            <text:p>0.13</text:p>
          </table:table-cell>
          <table:table-cell office:value-type="float" office:value="0.0694245">
            <text:p>0.07</text:p>
          </table:table-cell>
          <table:table-cell office:value-type="float" office:value="0.0593271">
            <text:p>0.06</text:p>
          </table:table-cell>
          <table:table-cell office:value-type="float" office:value="0.079522">
            <text:p>0.08</text:p>
          </table:table-cell>
          <table:table-cell office:value-type="float" office:value="0.0492144">
            <text:p>0.05</text:p>
          </table:table-cell>
          <table:table-cell office:value-type="float" office:value="0.1300345">
            <text:p>0.13</text:p>
          </table:table-cell>
          <table:table-cell office:value-type="float" office:value="0.0383849">
            <text:p>0.04</text:p>
          </table:table-cell>
          <table:table-cell office:value-type="float" office:value="0.0480418">
            <text:p>0.05</text:p>
          </table:table-cell>
          <table:table-cell office:value-type="float" office:value="0.0287279">
            <text:p>0.03</text:p>
          </table:table-cell>
          <table:table-cell office:value-type="float" office:value="0.0331774">
            <text:p>0.03</text:p>
          </table:table-cell>
          <table:table-cell office:value-type="float" office:value="0.0213126">
            <text:p>0.02</text:p>
          </table:table-cell>
          <table:table-cell/>
          <table:table-cell office:value-type="string">
            <text:p>MIDD-RING-PINKY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349582">
            <text:p>0.03</text:p>
          </table:table-cell>
          <table:table-cell office:value-type="float" office:value="0.0375373">
            <text:p>0.04</text:p>
          </table:table-cell>
          <table:table-cell office:value-type="float" office:value="0.032379">
            <text:p>0.03</text:p>
          </table:table-cell>
          <table:table-cell office:value-type="float" office:value="0.0483814">
            <text:p>0.05</text:p>
          </table:table-cell>
          <table:table-cell office:value-type="float" office:value="0.0057082">
            <text:p>0.01</text:p>
          </table:table-cell>
          <table:table-cell office:value-type="float" office:value="0.0379095">
            <text:p>0.04</text:p>
          </table:table-cell>
          <table:table-cell office:value-type="float" office:value="0.0402521">
            <text:p>0.04</text:p>
          </table:table-cell>
          <table:table-cell office:value-type="float" office:value="0.035567">
            <text:p>0.04</text:p>
          </table:table-cell>
          <table:table-cell office:value-type="float" office:value="0.0531499">
            <text:p>0.05</text:p>
          </table:table-cell>
          <table:table-cell office:value-type="float" office:value="0.0062628">
            <text:p>0.01</text:p>
          </table:table-cell>
          <table:table-cell office:value-type="float" office:value="0.0419073">
            <text:p>0.04</text:p>
          </table:table-cell>
          <table:table-cell office:value-type="float" office:value="0.0412393">
            <text:p>0.04</text:p>
          </table:table-cell>
          <table:table-cell office:value-type="float" office:value="0.0425749">
            <text:p>0.04</text:p>
          </table:table-cell>
          <table:table-cell office:value-type="float" office:value="0.0562221">
            <text:p>0.06</text:p>
          </table:table-cell>
          <table:table-cell office:value-type="float" office:value="0.0198296">
            <text:p>0.02</text:p>
          </table:table-cell>
          <table:table-cell office:value-type="float" office:value="0.0547349">
            <text:p>0.05</text:p>
          </table:table-cell>
          <table:table-cell office:value-type="float" office:value="0.0365028">
            <text:p>0.04</text:p>
          </table:table-cell>
          <table:table-cell office:value-type="float" office:value="0.0729667">
            <text:p>0.07</text:p>
          </table:table-cell>
          <table:table-cell office:value-type="float" office:value="0.0478025">
            <text:p>0.05</text:p>
          </table:table-cell>
          <table:table-cell office:value-type="float" office:value="0.1149071">
            <text:p>0.11</text:p>
          </table:table-cell>
          <table:table-cell office:value-type="float" office:value="0.0560345">
            <text:p>0.06</text:p>
          </table:table-cell>
          <table:table-cell office:value-type="float" office:value="0.0402287">
            <text:p>0.04</text:p>
          </table:table-cell>
          <table:table-cell office:value-type="float" office:value="0.0718403">
            <text:p>0.07</text:p>
          </table:table-cell>
          <table:table-cell office:value-type="float" office:value="0.0473737">
            <text:p>0.05</text:p>
          </table:table-cell>
          <table:table-cell office:value-type="float" office:value="0.1126178">
            <text:p>0.11</text:p>
          </table:table-cell>
          <table:table-cell office:value-type="float" office:value="0.0309989">
            <text:p>0.03</text:p>
          </table:table-cell>
          <table:table-cell office:value-type="float" office:value="0.0361852">
            <text:p>0.04</text:p>
          </table:table-cell>
          <table:table-cell office:value-type="float" office:value="0.0258125">
            <text:p>0.03</text:p>
          </table:table-cell>
          <table:table-cell office:value-type="float" office:value="0.0346725">
            <text:p>0.03</text:p>
          </table:table-cell>
          <table:table-cell office:value-type="float" office:value="0.0110459">
            <text:p>0.01</text:p>
          </table:table-cell>
          <table:table-cell/>
          <table:table-cell/>
          <table:table-cell office:value-type="string">
            <text:p>precision</text:p>
          </table:table-cell>
          <table:table-cell office:value-type="string">
            <text:p>power</text:p>
          </table:table-cell>
          <table:table-cell table:number-columns-repeated="3"/>
          <table:table-cell/>
          <table:table-cell office:value-type="string">
            <text:p>precision</text:p>
          </table:table-cell>
          <table:table-cell office:value-type="string">
            <text:p>power</text:p>
          </table:table-cell>
          <table:table-cell table:number-columns-repeated="2"/>
          <table:table-cell/>
          <table:table-cell office:value-type="string">
            <text:p>precision</text:p>
          </table:table-cell>
          <table:table-cell office:value-type="string">
            <text:p>power</text:p>
          </table:table-cell>
          <table:table-cell table:number-columns-repeated="2"/>
        </table:table-row>
        <table:table-row table:style-name="ro2">
          <table:table-cell office:value-type="string">
            <text:p>Sball</text:p>
          </table:table-cell>
          <table:table-cell office:value-type="float" office:value="0.0217916">
            <text:p>0.02</text:p>
          </table:table-cell>
          <table:table-cell office:value-type="float" office:value="0.0155711">
            <text:p>0.02</text:p>
          </table:table-cell>
          <table:table-cell office:value-type="float" office:value="0.0280124">
            <text:p>0.03</text:p>
          </table:table-cell>
          <table:table-cell office:value-type="float" office:value="0.0413946">
            <text:p>0.04</text:p>
          </table:table-cell>
          <table:table-cell office:value-type="float" office:value="0.0057082">
            <text:p>0.01</text:p>
          </table:table-cell>
          <table:table-cell office:value-type="float" office:value="0.0215198">
            <text:p>0.02</text:p>
          </table:table-cell>
          <table:table-cell office:value-type="float" office:value="0.0199555">
            <text:p>0.02</text:p>
          </table:table-cell>
          <table:table-cell office:value-type="float" office:value="0.0230841">
            <text:p>0.02</text:p>
          </table:table-cell>
          <table:table-cell office:value-type="float" office:value="0.0331771">
            <text:p>0.03</text:p>
          </table:table-cell>
          <table:table-cell office:value-type="float" office:value="0.0062628">
            <text:p>0.01</text:p>
          </table:table-cell>
          <table:table-cell office:value-type="float" office:value="0.0279043">
            <text:p>0.03</text:p>
          </table:table-cell>
          <table:table-cell office:value-type="float" office:value="0.0283311">
            <text:p>0.03</text:p>
          </table:table-cell>
          <table:table-cell office:value-type="float" office:value="0.0274775">
            <text:p>0.03</text:p>
          </table:table-cell>
          <table:table-cell office:value-type="float" office:value="0.032066">
            <text:p>0.03</text:p>
          </table:table-cell>
          <table:table-cell office:value-type="float" office:value="0.0198296">
            <text:p>0.02</text:p>
          </table:table-cell>
          <table:table-cell office:value-type="float" office:value="0.0514287">
            <text:p>0.05</text:p>
          </table:table-cell>
          <table:table-cell office:value-type="float" office:value="0.0339053">
            <text:p>0.03</text:p>
          </table:table-cell>
          <table:table-cell office:value-type="float" office:value="0.0689521">
            <text:p>0.07</text:p>
          </table:table-cell>
          <table:table-cell office:value-type="float" office:value="0.0507293">
            <text:p>0.05</text:p>
          </table:table-cell>
          <table:table-cell office:value-type="float" office:value="0.0993238">
            <text:p>0.1</text:p>
          </table:table-cell>
          <table:table-cell office:value-type="float" office:value="0.0529334">
            <text:p>0.05</text:p>
          </table:table-cell>
          <table:table-cell office:value-type="float" office:value="0.0424886">
            <text:p>0.04</text:p>
          </table:table-cell>
          <table:table-cell office:value-type="float" office:value="0.0633781">
            <text:p>0.06</text:p>
          </table:table-cell>
          <table:table-cell office:value-type="float" office:value="0.0431845">
            <text:p>0.04</text:p>
          </table:table-cell>
          <table:table-cell office:value-type="float" office:value="0.0970345">
            <text:p>0.1</text:p>
          </table:table-cell>
          <table:table-cell office:value-type="float" office:value="0.032239">
            <text:p>0.03</text:p>
          </table:table-cell>
          <table:table-cell office:value-type="float" office:value="0.0368062">
            <text:p>0.04</text:p>
          </table:table-cell>
          <table:table-cell office:value-type="float" office:value="0.0276719">
            <text:p>0.03</text:p>
          </table:table-cell>
          <table:table-cell office:value-type="float" office:value="0.0293058">
            <text:p>0.03</text:p>
          </table:table-cell>
          <table:table-cell office:value-type="float" office:value="0.0249487">
            <text:p>0.02</text:p>
          </table:table-cell>
          <table:table-cell/>
          <table:table-cell office:value-type="string">
            <text:p>small</text:p>
          </table:table-cell>
          <table:table-cell table:formula="oooc:=AVERAGE([.F24];[.F31])" office:value-type="float" office:value="0.01073135">
            <text:p>0.01</text:p>
          </table:table-cell>
          <table:table-cell table:formula="oooc:=[.U24]" office:value-type="float" office:value="0.11197378">
            <text:p>0.11</text:p>
          </table:table-cell>
          <table:table-cell table:number-columns-repeated="3"/>
          <table:table-cell office:value-type="string">
            <text:p>small</text:p>
          </table:table-cell>
          <table:table-cell table:formula="oooc:=AVERAGE([.K24];[.K31])" office:value-type="float" office:value="0.009499">
            <text:p>0.01</text:p>
          </table:table-cell>
          <table:table-cell table:formula="oooc:=[.U24]" office:value-type="float" office:value="0.11197378">
            <text:p>0.11</text:p>
          </table:table-cell>
          <table:table-cell table:number-columns-repeated="2"/>
          <table:table-cell office:value-type="string">
            <text:p>small</text:p>
          </table:table-cell>
          <table:table-cell table:formula="oooc:=AVERAGE([.P31];[.P24])" office:value-type="float" office:value="0.01824625">
            <text:p>0.02</text:p>
          </table:table-cell>
          <table:table-cell table:formula="oooc:=[.AE24]" office:value-type="float" office:value="0.0197352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346751">
            <text:p>0.03</text:p>
          </table:table-cell>
          <table:table-cell office:value-type="float" office:value="0.0430824">
            <text:p>0.04</text:p>
          </table:table-cell>
          <table:table-cell office:value-type="float" office:value="0.0262682">
            <text:p>0.03</text:p>
          </table:table-cell>
          <table:table-cell office:value-type="float" office:value="0.0386041">
            <text:p>0.04</text:p>
          </table:table-cell>
          <table:table-cell office:value-type="float" office:value="0.0057082">
            <text:p>0.01</text:p>
          </table:table-cell>
          <table:table-cell office:value-type="float" office:value="0.0350146">
            <text:p>0.04</text:p>
          </table:table-cell>
          <table:table-cell office:value-type="float" office:value="0.0487467">
            <text:p>0.05</text:p>
          </table:table-cell>
          <table:table-cell office:value-type="float" office:value="0.0212823">
            <text:p>0.02</text:p>
          </table:table-cell>
          <table:table-cell office:value-type="float" office:value="0.0302941">
            <text:p>0.03</text:p>
          </table:table-cell>
          <table:table-cell office:value-type="float" office:value="0.0062628">
            <text:p>0.01</text:p>
          </table:table-cell>
          <table:table-cell office:value-type="float" office:value="0.0449139">
            <text:p>0.04</text:p>
          </table:table-cell>
          <table:table-cell office:value-type="float" office:value="0.0638255">
            <text:p>0.06</text:p>
          </table:table-cell>
          <table:table-cell office:value-type="float" office:value="0.0260021">
            <text:p>0.03</text:p>
          </table:table-cell>
          <table:table-cell office:value-type="float" office:value="0.0297057">
            <text:p>0.03</text:p>
          </table:table-cell>
          <table:table-cell office:value-type="float" office:value="0.0198296">
            <text:p>0.02</text:p>
          </table:table-cell>
          <table:table-cell office:value-type="float" office:value="0.044537">
            <text:p>0.04</text:p>
          </table:table-cell>
          <table:table-cell office:value-type="float" office:value="0.0214928">
            <text:p>0.02</text:p>
          </table:table-cell>
          <table:table-cell office:value-type="float" office:value="0.0675808">
            <text:p>0.07</text:p>
          </table:table-cell>
          <table:table-cell office:value-type="float" office:value="0.045785">
            <text:p>0.05</text:p>
          </table:table-cell>
          <table:table-cell office:value-type="float" office:value="0.1039071">
            <text:p>0.1</text:p>
          </table:table-cell>
          <table:table-cell office:value-type="float" office:value="0.0468656">
            <text:p>0.05</text:p>
          </table:table-cell>
          <table:table-cell office:value-type="float" office:value="0.0296396">
            <text:p>0.03</text:p>
          </table:table-cell>
          <table:table-cell office:value-type="float" office:value="0.0640912">
            <text:p>0.06</text:p>
          </table:table-cell>
          <table:table-cell office:value-type="float" office:value="0.0415753">
            <text:p>0.04</text:p>
          </table:table-cell>
          <table:table-cell office:value-type="float" office:value="0.1016178">
            <text:p>0.1</text:p>
          </table:table-cell>
          <table:table-cell office:value-type="float" office:value="0.0349278">
            <text:p>0.03</text:p>
          </table:table-cell>
          <table:table-cell office:value-type="float" office:value="0.0401343">
            <text:p>0.04</text:p>
          </table:table-cell>
          <table:table-cell office:value-type="float" office:value="0.0297215">
            <text:p>0.03</text:p>
          </table:table-cell>
          <table:table-cell office:value-type="float" office:value="0.0320419">
            <text:p>0.03</text:p>
          </table:table-cell>
          <table:table-cell office:value-type="float" office:value="0.0258543">
            <text:p>0.03</text:p>
          </table:table-cell>
          <table:table-cell/>
          <table:table-cell office:value-type="string">
            <text:p>big</text:p>
          </table:table-cell>
          <table:table-cell table:formula="oooc:=[.U17]" office:value-type="float" office:value="0.1007174">
            <text:p>0.1</text:p>
          </table:table-cell>
          <table:table-cell table:formula="oooc:=AVERAGE([.F10];[.F17])" office:value-type="float" office:value="0.04089469">
            <text:p>0.04</text:p>
          </table:table-cell>
          <table:table-cell table:number-columns-repeated="3"/>
          <table:table-cell office:value-type="string">
            <text:p>big</text:p>
          </table:table-cell>
          <table:table-cell table:formula="oooc:=[.Z17]" office:value-type="float" office:value="0.0886487">
            <text:p>0.09</text:p>
          </table:table-cell>
          <table:table-cell table:formula="oooc:=AVERAGE([.K10];[.K17])" office:value-type="float" office:value="0.0316968">
            <text:p>0.03</text:p>
          </table:table-cell>
          <table:table-cell table:number-columns-repeated="2"/>
          <table:table-cell office:value-type="string">
            <text:p>big</text:p>
          </table:table-cell>
          <table:table-cell table:formula="oooc:=[.AE17]" office:value-type="float" office:value="0.0115686">
            <text:p>0.01</text:p>
          </table:table-cell>
          <table:table-cell table:formula="oooc:=AVERAGE([.P17];[.P10])" office:value-type="float" office:value="0.04106094">
            <text:p>0.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326835">
            <text:p>0.03</text:p>
          </table:table-cell>
          <table:table-cell office:value-type="float" office:value="0.0360748">
            <text:p>0.04</text:p>
          </table:table-cell>
          <table:table-cell office:value-type="float" office:value="0.029292">
            <text:p>0.03</text:p>
          </table:table-cell>
          <table:table-cell office:value-type="float" office:value="0.0434421">
            <text:p>0.04</text:p>
          </table:table-cell>
          <table:table-cell office:value-type="float" office:value="0.0057082">
            <text:p>0.01</text:p>
          </table:table-cell>
          <table:table-cell office:value-type="float" office:value="0.0280227">
            <text:p>0.03</text:p>
          </table:table-cell>
          <table:table-cell office:value-type="float" office:value="0.0356669">
            <text:p>0.04</text:p>
          </table:table-cell>
          <table:table-cell office:value-type="float" office:value="0.0203785">
            <text:p>0.02</text:p>
          </table:table-cell>
          <table:table-cell office:value-type="float" office:value="0.028848">
            <text:p>0.03</text:p>
          </table:table-cell>
          <table:table-cell office:value-type="float" office:value="0.0062628">
            <text:p>0.01</text:p>
          </table:table-cell>
          <table:table-cell office:value-type="float" office:value="0.0335909">
            <text:p>0.03</text:p>
          </table:table-cell>
          <table:table-cell office:value-type="float" office:value="0.0475559">
            <text:p>0.05</text:p>
          </table:table-cell>
          <table:table-cell office:value-type="float" office:value="0.0196256">
            <text:p>0.02</text:p>
          </table:table-cell>
          <table:table-cell office:value-type="float" office:value="0.0195031">
            <text:p>0.02</text:p>
          </table:table-cell>
          <table:table-cell office:value-type="float" office:value="0.0198296">
            <text:p>0.02</text:p>
          </table:table-cell>
          <table:table-cell office:value-type="float" office:value="0.0450865">
            <text:p>0.05</text:p>
          </table:table-cell>
          <table:table-cell office:value-type="float" office:value="0.0197845">
            <text:p>0.02</text:p>
          </table:table-cell>
          <table:table-cell office:value-type="float" office:value="0.0703881">
            <text:p>0.07</text:p>
          </table:table-cell>
          <table:table-cell office:value-type="float" office:value="0.0469769">
            <text:p>0.05</text:p>
          </table:table-cell>
          <table:table-cell office:value-type="float" office:value="0.1094071">
            <text:p>0.11</text:p>
          </table:table-cell>
          <table:table-cell office:value-type="float" office:value="0.0430271">
            <text:p>0.04</text:p>
          </table:table-cell>
          <table:table-cell office:value-type="float" office:value="0.0238353">
            <text:p>0.02</text:p>
          </table:table-cell>
          <table:table-cell office:value-type="float" office:value="0.0622191">
            <text:p>0.06</text:p>
          </table:table-cell>
          <table:table-cell office:value-type="float" office:value="0.0352798">
            <text:p>0.04</text:p>
          </table:table-cell>
          <table:table-cell office:value-type="float" office:value="0.1071178">
            <text:p>0.11</text:p>
          </table:table-cell>
          <table:table-cell office:value-type="float" office:value="0.0269562">
            <text:p>0.03</text:p>
          </table:table-cell>
          <table:table-cell office:value-type="float" office:value="0.0355773">
            <text:p>0.04</text:p>
          </table:table-cell>
          <table:table-cell office:value-type="float" office:value="0.0183351">
            <text:p>0.02</text:p>
          </table:table-cell>
          <table:table-cell office:value-type="float" office:value="0.0200272">
            <text:p>0.02</text:p>
          </table:table-cell>
          <table:table-cell office:value-type="float" office:value="0.0155145">
            <text:p>0.02</text:p>
          </table:table-cell>
          <table:table-cell table:number-columns-repeated="17"/>
        </table:table-row>
        <table:table-row table:style-name="ro1">
          <table:table-cell office:value-type="string">
            <text:p>average</text:p>
          </table:table-cell>
          <table:table-cell table:formula="oooc:=AVERAGE([.B19:.B23])" office:value-type="float" office:value="0.03451044">
            <text:p>0.03</text:p>
          </table:table-cell>
          <table:table-cell table:formula="oooc:=AVERAGE([.C19:.C23])" office:value-type="float" office:value="0.03903764">
            <text:p>0.04</text:p>
          </table:table-cell>
          <table:table-cell table:formula="oooc:=AVERAGE([.D19:.D23])" office:value-type="float" office:value="0.02998346">
            <text:p>0.03</text:p>
          </table:table-cell>
          <table:table-cell table:formula="oooc:=AVERAGE([.E19:.E23])" office:value-type="float" office:value="0.04454844">
            <text:p>0.04</text:p>
          </table:table-cell>
          <table:table-cell table:formula="oooc:=AVERAGE([.F19:.F23])" office:value-type="float" office:value="0.0057082">
            <text:p>0.01</text:p>
          </table:table-cell>
          <table:table-cell table:formula="oooc:=AVERAGE([.G19:.G23])" office:value-type="float" office:value="0.03270128">
            <text:p>0.03</text:p>
          </table:table-cell>
          <table:table-cell table:formula="oooc:=AVERAGE([.H19:.H23])" office:value-type="float" office:value="0.0403065">
            <text:p>0.04</text:p>
          </table:table-cell>
          <table:table-cell table:formula="oooc:=AVERAGE([.I19:.I23])" office:value-type="float" office:value="0.02509608">
            <text:p>0.03</text:p>
          </table:table-cell>
          <table:table-cell table:formula="oooc:=AVERAGE([.J19:.J23])" office:value-type="float" office:value="0.03639622">
            <text:p>0.04</text:p>
          </table:table-cell>
          <table:table-cell table:formula="oooc:=AVERAGE([.K19:.K23])" office:value-type="float" office:value="0.0062628">
            <text:p>0.01</text:p>
          </table:table-cell>
          <table:table-cell table:formula="oooc:=AVERAGE([.L19:.L23])" office:value-type="float" office:value="0.03648994">
            <text:p>0.04</text:p>
          </table:table-cell>
          <table:table-cell table:formula="oooc:=AVERAGE([.M19:.M23])" office:value-type="float" office:value="0.044506">
            <text:p>0.04</text:p>
          </table:table-cell>
          <table:table-cell table:formula="oooc:=AVERAGE([.N19:.N23])" office:value-type="float" office:value="0.02847376">
            <text:p>0.03</text:p>
          </table:table-cell>
          <table:table-cell table:formula="oooc:=AVERAGE([.O19:.O23])" office:value-type="float" office:value="0.03366018">
            <text:p>0.03</text:p>
          </table:table-cell>
          <table:table-cell table:formula="oooc:=AVERAGE([.P19:.P23])" office:value-type="float" office:value="0.0198296">
            <text:p>0.02</text:p>
          </table:table-cell>
          <table:table-cell table:formula="oooc:=AVERAGE([.Q19:.Q23])" office:value-type="float" office:value="0.05400418">
            <text:p>0.05</text:p>
          </table:table-cell>
          <table:table-cell table:formula="oooc:=AVERAGE([.R19:.R23])" office:value-type="float" office:value="0.03541592">
            <text:p>0.04</text:p>
          </table:table-cell>
          <table:table-cell table:formula="oooc:=AVERAGE([.S19:.S23])" office:value-type="float" office:value="0.07259222">
            <text:p>0.07</text:p>
          </table:table-cell>
          <table:table-cell table:formula="oooc:=AVERAGE([.T19:.T23])" office:value-type="float" office:value="0.04896338">
            <text:p>0.05</text:p>
          </table:table-cell>
          <table:table-cell table:formula="oooc:=AVERAGE([.U19:.U23])" office:value-type="float" office:value="0.11197378">
            <text:p>0.11</text:p>
          </table:table-cell>
          <table:table-cell table:formula="oooc:=AVERAGE([.V19:.V23])" office:value-type="float" office:value="0.05365702">
            <text:p>0.05</text:p>
          </table:table-cell>
          <table:table-cell table:formula="oooc:=AVERAGE([.W19:.W23])" office:value-type="float" office:value="0.03910386">
            <text:p>0.04</text:p>
          </table:table-cell>
          <table:table-cell table:formula="oooc:=AVERAGE([.X19:.X23])" office:value-type="float" office:value="0.06821014">
            <text:p>0.07</text:p>
          </table:table-cell>
          <table:table-cell table:formula="oooc:=AVERAGE([.Y19:.Y23])" office:value-type="float" office:value="0.04332554">
            <text:p>0.04</text:p>
          </table:table-cell>
          <table:table-cell table:formula="oooc:=AVERAGE([.Z19:.Z23])" office:value-type="float" office:value="0.10968448">
            <text:p>0.11</text:p>
          </table:table-cell>
          <table:table-cell table:formula="oooc:=AVERAGE([.AA19:.AA23])" office:value-type="float" office:value="0.03270136">
            <text:p>0.03</text:p>
          </table:table-cell>
          <table:table-cell table:formula="oooc:=AVERAGE([.AB19:.AB23])" office:value-type="float" office:value="0.03934896">
            <text:p>0.04</text:p>
          </table:table-cell>
          <table:table-cell table:formula="oooc:=AVERAGE([.AC19:.AC23])" office:value-type="float" office:value="0.02605378">
            <text:p>0.03</text:p>
          </table:table-cell>
          <table:table-cell table:formula="oooc:=AVERAGE([.AD19:.AD23])" office:value-type="float" office:value="0.02984496">
            <text:p>0.03</text:p>
          </table:table-cell>
          <table:table-cell table:formula="oooc:=AVERAGE([.AE19:.AE23])" office:value-type="float" office:value="0.0197352">
            <text:p>0.02</text:p>
          </table:table-cell>
          <table:table-cell table:number-columns-repeated="17"/>
        </table:table-row>
        <table:table-row table:style-name="ro1">
          <table:table-cell table:number-columns-repeated="48"/>
        </table:table-row>
        <table:table-row table:style-name="ro1">
          <table:table-cell/>
          <table:table-cell office:value-type="float" office:value="0.0513554">
            <text:p>0.05</text:p>
          </table:table-cell>
          <table:table-cell office:value-type="float" office:value="0.0649377">
            <text:p>0.06</text:p>
          </table:table-cell>
          <table:table-cell office:value-type="float" office:value="0.0377729">
            <text:p>0.04</text:p>
          </table:table-cell>
          <table:table-cell office:value-type="float" office:value="0.050984">
            <text:p>0.05</text:p>
          </table:table-cell>
          <table:table-cell office:value-type="float" office:value="0.0157545">
            <text:p>0.02</text:p>
          </table:table-cell>
          <table:table-cell office:value-type="float" office:value="0.0422987">
            <text:p>0.04</text:p>
          </table:table-cell>
          <table:table-cell office:value-type="float" office:value="0.0573337">
            <text:p>0.06</text:p>
          </table:table-cell>
          <table:table-cell office:value-type="float" office:value="0.0272636">
            <text:p>0.03</text:p>
          </table:table-cell>
          <table:table-cell office:value-type="float" office:value="0.0359804">
            <text:p>0.04</text:p>
          </table:table-cell>
          <table:table-cell office:value-type="float" office:value="0.0127352">
            <text:p>0.01</text:p>
          </table:table-cell>
          <table:table-cell office:value-type="float" office:value="0.0345661">
            <text:p>0.03</text:p>
          </table:table-cell>
          <table:table-cell office:value-type="float" office:value="0.0439537">
            <text:p>0.04</text:p>
          </table:table-cell>
          <table:table-cell office:value-type="float" office:value="0.0251787">
            <text:p>0.03</text:p>
          </table:table-cell>
          <table:table-cell office:value-type="float" office:value="0.0302881">
            <text:p>0.03</text:p>
          </table:table-cell>
          <table:table-cell office:value-type="float" office:value="0.0166629">
            <text:p>0.02</text:p>
          </table:table-cell>
          <table:table-cell office:value-type="float" office:value="0.0516792">
            <text:p>0.05</text:p>
          </table:table-cell>
          <table:table-cell office:value-type="float" office:value="0.0660399">
            <text:p>0.07</text:p>
          </table:table-cell>
          <table:table-cell office:value-type="float" office:value="0.0373184">
            <text:p>0.04</text:p>
          </table:table-cell>
          <table:table-cell office:value-type="float" office:value="0.0498867">
            <text:p>0.05</text:p>
          </table:table-cell>
          <table:table-cell office:value-type="float" office:value="0.0163714">
            <text:p>0.02</text:p>
          </table:table-cell>
          <table:table-cell office:value-type="float" office:value="0.0432534">
            <text:p>0.04</text:p>
          </table:table-cell>
          <table:table-cell office:value-type="float" office:value="0.0521879">
            <text:p>0.05</text:p>
          </table:table-cell>
          <table:table-cell office:value-type="float" office:value="0.0343191">
            <text:p>0.03</text:p>
          </table:table-cell>
          <table:table-cell office:value-type="float" office:value="0.0476659">
            <text:p>0.05</text:p>
          </table:table-cell>
          <table:table-cell office:value-type="float" office:value="0.0120742">
            <text:p>0.01</text:p>
          </table:table-cell>
          <table:table-cell office:value-type="float" office:value="0.0315778">
            <text:p>0.03</text:p>
          </table:table-cell>
          <table:table-cell office:value-type="float" office:value="0.040897">
            <text:p>0.04</text:p>
          </table:table-cell>
          <table:table-cell office:value-type="float" office:value="0.0222587">
            <text:p>0.02</text:p>
          </table:table-cell>
          <table:table-cell office:value-type="float" office:value="0.0291188">
            <text:p>0.03</text:p>
          </table:table-cell>
          <table:table-cell office:value-type="float" office:value="0.0108251">
            <text:p>0.0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444035">
            <text:p>0.04</text:p>
          </table:table-cell>
          <table:table-cell office:value-type="float" office:value="0.0471957">
            <text:p>0.05</text:p>
          </table:table-cell>
          <table:table-cell office:value-type="float" office:value="0.0416113">
            <text:p>0.04</text:p>
          </table:table-cell>
          <table:table-cell office:value-type="float" office:value="0.0571252">
            <text:p>0.06</text:p>
          </table:table-cell>
          <table:table-cell office:value-type="float" office:value="0.0157545">
            <text:p>0.02</text:p>
          </table:table-cell>
          <table:table-cell office:value-type="float" office:value="0.0420578">
            <text:p>0.04</text:p>
          </table:table-cell>
          <table:table-cell office:value-type="float" office:value="0.0451262">
            <text:p>0.05</text:p>
          </table:table-cell>
          <table:table-cell office:value-type="float" office:value="0.0389891">
            <text:p>0.04</text:p>
          </table:table-cell>
          <table:table-cell office:value-type="float" office:value="0.0547411">
            <text:p>0.05</text:p>
          </table:table-cell>
          <table:table-cell office:value-type="float" office:value="0.0127352">
            <text:p>0.01</text:p>
          </table:table-cell>
          <table:table-cell office:value-type="float" office:value="0.0434154">
            <text:p>0.04</text:p>
          </table:table-cell>
          <table:table-cell office:value-type="float" office:value="0.046056">
            <text:p>0.05</text:p>
          </table:table-cell>
          <table:table-cell office:value-type="float" office:value="0.0407748">
            <text:p>0.04</text:p>
          </table:table-cell>
          <table:table-cell office:value-type="float" office:value="0.0552419">
            <text:p>0.06</text:p>
          </table:table-cell>
          <table:table-cell office:value-type="float" office:value="0.0166629">
            <text:p>0.02</text:p>
          </table:table-cell>
          <table:table-cell office:value-type="float" office:value="0.0419595">
            <text:p>0.04</text:p>
          </table:table-cell>
          <table:table-cell office:value-type="float" office:value="0.0429385">
            <text:p>0.04</text:p>
          </table:table-cell>
          <table:table-cell office:value-type="float" office:value="0.0409804">
            <text:p>0.04</text:p>
          </table:table-cell>
          <table:table-cell office:value-type="float" office:value="0.0557459">
            <text:p>0.06</text:p>
          </table:table-cell>
          <table:table-cell office:value-type="float" office:value="0.0163714">
            <text:p>0.02</text:p>
          </table:table-cell>
          <table:table-cell office:value-type="float" office:value="0.0479587">
            <text:p>0.05</text:p>
          </table:table-cell>
          <table:table-cell office:value-type="float" office:value="0.0500119">
            <text:p>0.05</text:p>
          </table:table-cell>
          <table:table-cell office:value-type="float" office:value="0.0459057">
            <text:p>0.05</text:p>
          </table:table-cell>
          <table:table-cell office:value-type="float" office:value="0.0662045">
            <text:p>0.07</text:p>
          </table:table-cell>
          <table:table-cell office:value-type="float" office:value="0.0120742">
            <text:p>0.01</text:p>
          </table:table-cell>
          <table:table-cell office:value-type="float" office:value="0.042945">
            <text:p>0.04</text:p>
          </table:table-cell>
          <table:table-cell office:value-type="float" office:value="0.0478827">
            <text:p>0.05</text:p>
          </table:table-cell>
          <table:table-cell office:value-type="float" office:value="0.0380072">
            <text:p>0.04</text:p>
          </table:table-cell>
          <table:table-cell office:value-type="float" office:value="0.0543165">
            <text:p>0.05</text:p>
          </table:table-cell>
          <table:table-cell office:value-type="float" office:value="0.0108251">
            <text:p>0.01</text:p>
          </table:table-cell>
          <table:table-cell table:number-columns-repeated="17"/>
        </table:table-row>
        <table:table-row table:style-name="ro1">
          <table:table-cell office:value-type="string">
            <text:p>Sbox</text:p>
          </table:table-cell>
          <table:table-cell office:value-type="float" office:value="0.0238627">
            <text:p>0.02</text:p>
          </table:table-cell>
          <table:table-cell office:value-type="float" office:value="0.0111398">
            <text:p>0.01</text:p>
          </table:table-cell>
          <table:table-cell office:value-type="float" office:value="0.0365856">
            <text:p>0.04</text:p>
          </table:table-cell>
          <table:table-cell office:value-type="float" office:value="0.0490839">
            <text:p>0.05</text:p>
          </table:table-cell>
          <table:table-cell office:value-type="float" office:value="0.0157545">
            <text:p>0.02</text:p>
          </table:table-cell>
          <table:table-cell office:value-type="float" office:value="0.0223044">
            <text:p>0.02</text:p>
          </table:table-cell>
          <table:table-cell office:value-type="float" office:value="0.016387">
            <text:p>0.02</text:p>
          </table:table-cell>
          <table:table-cell office:value-type="float" office:value="0.0282214">
            <text:p>0.03</text:p>
          </table:table-cell>
          <table:table-cell office:value-type="float" office:value="0.0375131">
            <text:p>0.04</text:p>
          </table:table-cell>
          <table:table-cell office:value-type="float" office:value="0.0127352">
            <text:p>0.01</text:p>
          </table:table-cell>
          <table:table-cell office:value-type="float" office:value="0.026488">
            <text:p>0.03</text:p>
          </table:table-cell>
          <table:table-cell office:value-type="float" office:value="0.0252909">
            <text:p>0.03</text:p>
          </table:table-cell>
          <table:table-cell office:value-type="float" office:value="0.0276851">
            <text:p>0.03</text:p>
          </table:table-cell>
          <table:table-cell office:value-type="float" office:value="0.0342983">
            <text:p>0.03</text:p>
          </table:table-cell>
          <table:table-cell office:value-type="float" office:value="0.0166629">
            <text:p>0.02</text:p>
          </table:table-cell>
          <table:table-cell office:value-type="float" office:value="0.0237981">
            <text:p>0.02</text:p>
          </table:table-cell>
          <table:table-cell office:value-type="float" office:value="0.0115283">
            <text:p>0.01</text:p>
          </table:table-cell>
          <table:table-cell office:value-type="float" office:value="0.0360676">
            <text:p>0.04</text:p>
          </table:table-cell>
          <table:table-cell office:value-type="float" office:value="0.0478854">
            <text:p>0.05</text:p>
          </table:table-cell>
          <table:table-cell office:value-type="float" office:value="0.0163714">
            <text:p>0.02</text:p>
          </table:table-cell>
          <table:table-cell office:value-type="float" office:value="0.0286505">
            <text:p>0.03</text:p>
          </table:table-cell>
          <table:table-cell office:value-type="float" office:value="0.0209436">
            <text:p>0.02</text:p>
          </table:table-cell>
          <table:table-cell office:value-type="float" office:value="0.0363574">
            <text:p>0.04</text:p>
          </table:table-cell>
          <table:table-cell office:value-type="float" office:value="0.050927">
            <text:p>0.05</text:p>
          </table:table-cell>
          <table:table-cell office:value-type="float" office:value="0.0120742">
            <text:p>0.01</text:p>
          </table:table-cell>
          <table:table-cell office:value-type="float" office:value="0.0259805">
            <text:p>0.03</text:p>
          </table:table-cell>
          <table:table-cell office:value-type="float" office:value="0.0270652">
            <text:p>0.03</text:p>
          </table:table-cell>
          <table:table-cell office:value-type="float" office:value="0.0248959">
            <text:p>0.02</text:p>
          </table:table-cell>
          <table:table-cell office:value-type="float" office:value="0.0333388">
            <text:p>0.03</text:p>
          </table:table-cell>
          <table:table-cell office:value-type="float" office:value="0.0108251">
            <text:p>0.0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362997">
            <text:p>0.04</text:p>
          </table:table-cell>
          <table:table-cell office:value-type="float" office:value="0.0407357">
            <text:p>0.04</text:p>
          </table:table-cell>
          <table:table-cell office:value-type="float" office:value="0.031864">
            <text:p>0.03</text:p>
          </table:table-cell>
          <table:table-cell office:value-type="float" office:value="0.0415294">
            <text:p>0.04</text:p>
          </table:table-cell>
          <table:table-cell office:value-type="float" office:value="0.0157545">
            <text:p>0.02</text:p>
          </table:table-cell>
          <table:table-cell office:value-type="float" office:value="0.0350468">
            <text:p>0.04</text:p>
          </table:table-cell>
          <table:table-cell office:value-type="float" office:value="0.0456034">
            <text:p>0.05</text:p>
          </table:table-cell>
          <table:table-cell office:value-type="float" office:value="0.0244903">
            <text:p>0.02</text:p>
          </table:table-cell>
          <table:table-cell office:value-type="float" office:value="0.0315431">
            <text:p>0.03</text:p>
          </table:table-cell>
          <table:table-cell office:value-type="float" office:value="0.0127352">
            <text:p>0.01</text:p>
          </table:table-cell>
          <table:table-cell office:value-type="float" office:value="0.0421116">
            <text:p>0.04</text:p>
          </table:table-cell>
          <table:table-cell office:value-type="float" office:value="0.0582663">
            <text:p>0.06</text:p>
          </table:table-cell>
          <table:table-cell office:value-type="float" office:value="0.025957">
            <text:p>0.03</text:p>
          </table:table-cell>
          <table:table-cell office:value-type="float" office:value="0.0315333">
            <text:p>0.03</text:p>
          </table:table-cell>
          <table:table-cell office:value-type="float" office:value="0.0166629">
            <text:p>0.02</text:p>
          </table:table-cell>
          <table:table-cell office:value-type="float" office:value="0.0345464">
            <text:p>0.03</text:p>
          </table:table-cell>
          <table:table-cell office:value-type="float" office:value="0.0370175">
            <text:p>0.04</text:p>
          </table:table-cell>
          <table:table-cell office:value-type="float" office:value="0.0320755">
            <text:p>0.03</text:p>
          </table:table-cell>
          <table:table-cell office:value-type="float" office:value="0.0414979">
            <text:p>0.04</text:p>
          </table:table-cell>
          <table:table-cell office:value-type="float" office:value="0.0163714">
            <text:p>0.02</text:p>
          </table:table-cell>
          <table:table-cell office:value-type="float" office:value="0.0429699">
            <text:p>0.04</text:p>
          </table:table-cell>
          <table:table-cell office:value-type="float" office:value="0.0527136">
            <text:p>0.05</text:p>
          </table:table-cell>
          <table:table-cell office:value-type="float" office:value="0.0332263">
            <text:p>0.03</text:p>
          </table:table-cell>
          <table:table-cell office:value-type="float" office:value="0.0459175">
            <text:p>0.05</text:p>
          </table:table-cell>
          <table:table-cell office:value-type="float" office:value="0.0120742">
            <text:p>0.01</text:p>
          </table:table-cell>
          <table:table-cell office:value-type="float" office:value="0.0423711">
            <text:p>0.04</text:p>
          </table:table-cell>
          <table:table-cell office:value-type="float" office:value="0.0614566">
            <text:p>0.06</text:p>
          </table:table-cell>
          <table:table-cell office:value-type="float" office:value="0.0232855">
            <text:p>0.02</text:p>
          </table:table-cell>
          <table:table-cell office:value-type="float" office:value="0.0307623">
            <text:p>0.03</text:p>
          </table:table-cell>
          <table:table-cell office:value-type="float" office:value="0.0108251">
            <text:p>0.0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362599">
            <text:p>0.04</text:p>
          </table:table-cell>
          <table:table-cell office:value-type="float" office:value="0.0395821">
            <text:p>0.04</text:p>
          </table:table-cell>
          <table:table-cell office:value-type="float" office:value="0.0329381">
            <text:p>0.03</text:p>
          </table:table-cell>
          <table:table-cell office:value-type="float" office:value="0.0432478">
            <text:p>0.04</text:p>
          </table:table-cell>
          <table:table-cell office:value-type="float" office:value="0.0157545">
            <text:p>0.02</text:p>
          </table:table-cell>
          <table:table-cell office:value-type="float" office:value="0.0337989">
            <text:p>0.03</text:p>
          </table:table-cell>
          <table:table-cell office:value-type="float" office:value="0.0432122">
            <text:p>0.04</text:p>
          </table:table-cell>
          <table:table-cell office:value-type="float" office:value="0.0243858">
            <text:p>0.02</text:p>
          </table:table-cell>
          <table:table-cell office:value-type="float" office:value="0.031376">
            <text:p>0.03</text:p>
          </table:table-cell>
          <table:table-cell office:value-type="float" office:value="0.0127352">
            <text:p>0.01</text:p>
          </table:table-cell>
          <table:table-cell office:value-type="float" office:value="0.0389139">
            <text:p>0.04</text:p>
          </table:table-cell>
          <table:table-cell office:value-type="float" office:value="0.0505368">
            <text:p>0.05</text:p>
          </table:table-cell>
          <table:table-cell office:value-type="float" office:value="0.0272907">
            <text:p>0.03</text:p>
          </table:table-cell>
          <table:table-cell office:value-type="float" office:value="0.0336674">
            <text:p>0.03</text:p>
          </table:table-cell>
          <table:table-cell office:value-type="float" office:value="0.0166629">
            <text:p>0.02</text:p>
          </table:table-cell>
          <table:table-cell office:value-type="float" office:value="0.0367951">
            <text:p>0.04</text:p>
          </table:table-cell>
          <table:table-cell office:value-type="float" office:value="0.0395185">
            <text:p>0.04</text:p>
          </table:table-cell>
          <table:table-cell office:value-type="float" office:value="0.0340718">
            <text:p>0.03</text:p>
          </table:table-cell>
          <table:table-cell office:value-type="float" office:value="0.0446919">
            <text:p>0.04</text:p>
          </table:table-cell>
          <table:table-cell office:value-type="float" office:value="0.0163714">
            <text:p>0.02</text:p>
          </table:table-cell>
          <table:table-cell office:value-type="float" office:value="0.0387109">
            <text:p>0.04</text:p>
          </table:table-cell>
          <table:table-cell office:value-type="float" office:value="0.0449748">
            <text:p>0.04</text:p>
          </table:table-cell>
          <table:table-cell office:value-type="float" office:value="0.0324469">
            <text:p>0.03</text:p>
          </table:table-cell>
          <table:table-cell office:value-type="float" office:value="0.0446705">
            <text:p>0.04</text:p>
          </table:table-cell>
          <table:table-cell office:value-type="float" office:value="0.0120742">
            <text:p>0.01</text:p>
          </table:table-cell>
          <table:table-cell office:value-type="float" office:value="0.0392835">
            <text:p>0.04</text:p>
          </table:table-cell>
          <table:table-cell office:value-type="float" office:value="0.0522841">
            <text:p>0.05</text:p>
          </table:table-cell>
          <table:table-cell office:value-type="float" office:value="0.0262827">
            <text:p>0.03</text:p>
          </table:table-cell>
          <table:table-cell office:value-type="float" office:value="0.0355579">
            <text:p>0.04</text:p>
          </table:table-cell>
          <table:table-cell office:value-type="float" office:value="0.0108251">
            <text:p>0.01</text:p>
          </table:table-cell>
          <table:table-cell table:number-columns-repeated="17"/>
        </table:table-row>
        <table:table-row table:style-name="ro1">
          <table:table-cell office:value-type="string">
            <text:p>average</text:p>
          </table:table-cell>
          <table:table-cell table:formula="oooc:=AVERAGE([.B26:.B30])" office:value-type="float" office:value="0.03843624">
            <text:p>0.04</text:p>
          </table:table-cell>
          <table:table-cell table:formula="oooc:=AVERAGE([.C26:.C30])" office:value-type="float" office:value="0.0407182">
            <text:p>0.04</text:p>
          </table:table-cell>
          <table:table-cell table:formula="oooc:=AVERAGE([.D26:.D30])" office:value-type="float" office:value="0.03615438">
            <text:p>0.04</text:p>
          </table:table-cell>
          <table:table-cell table:formula="oooc:=AVERAGE([.E26:.E30])" office:value-type="float" office:value="0.04839406">
            <text:p>0.05</text:p>
          </table:table-cell>
          <table:table-cell table:formula="oooc:=AVERAGE([.F26:.F30])" office:value-type="float" office:value="0.0157545">
            <text:p>0.02</text:p>
          </table:table-cell>
          <table:table-cell table:formula="oooc:=AVERAGE([.G26:.G30])" office:value-type="float" office:value="0.03510132">
            <text:p>0.04</text:p>
          </table:table-cell>
          <table:table-cell table:formula="oooc:=AVERAGE([.H26:.H30])" office:value-type="float" office:value="0.0415325">
            <text:p>0.04</text:p>
          </table:table-cell>
          <table:table-cell table:formula="oooc:=AVERAGE([.I26:.I30])" office:value-type="float" office:value="0.02867004">
            <text:p>0.03</text:p>
          </table:table-cell>
          <table:table-cell table:formula="oooc:=AVERAGE([.J26:.J30])" office:value-type="float" office:value="0.03823074">
            <text:p>0.04</text:p>
          </table:table-cell>
          <table:table-cell table:formula="oooc:=AVERAGE([.K26:.K30])" office:value-type="float" office:value="0.0127352">
            <text:p>0.01</text:p>
          </table:table-cell>
          <table:table-cell table:formula="oooc:=AVERAGE([.L26:.L30])" office:value-type="float" office:value="0.037099">
            <text:p>0.04</text:p>
          </table:table-cell>
          <table:table-cell table:formula="oooc:=AVERAGE([.M26:.M30])" office:value-type="float" office:value="0.04482074">
            <text:p>0.04</text:p>
          </table:table-cell>
          <table:table-cell table:formula="oooc:=AVERAGE([.N26:.N30])" office:value-type="float" office:value="0.02937726">
            <text:p>0.03</text:p>
          </table:table-cell>
          <table:table-cell table:formula="oooc:=AVERAGE([.O26:.O30])" office:value-type="float" office:value="0.0370058">
            <text:p>0.04</text:p>
          </table:table-cell>
          <table:table-cell table:formula="oooc:=AVERAGE([.P26:.P30])" office:value-type="float" office:value="0.0166629">
            <text:p>0.02</text:p>
          </table:table-cell>
          <table:table-cell table:formula="oooc:=AVERAGE([.Q26:.Q30])" office:value-type="float" office:value="0.03775566">
            <text:p>0.04</text:p>
          </table:table-cell>
          <table:table-cell table:formula="oooc:=AVERAGE([.R26:.R30])" office:value-type="float" office:value="0.03940854">
            <text:p>0.04</text:p>
          </table:table-cell>
          <table:table-cell table:formula="oooc:=AVERAGE([.S26:.S30])" office:value-type="float" office:value="0.03610274">
            <text:p>0.04</text:p>
          </table:table-cell>
          <table:table-cell table:formula="oooc:=AVERAGE([.T26:.T30])" office:value-type="float" office:value="0.04794156">
            <text:p>0.05</text:p>
          </table:table-cell>
          <table:table-cell table:formula="oooc:=AVERAGE([.U26:.U30])" office:value-type="float" office:value="0.0163714">
            <text:p>0.02</text:p>
          </table:table-cell>
          <table:table-cell table:formula="oooc:=AVERAGE([.V26:.V30])" office:value-type="float" office:value="0.04030868">
            <text:p>0.04</text:p>
          </table:table-cell>
          <table:table-cell table:formula="oooc:=AVERAGE([.W26:.W30])" office:value-type="float" office:value="0.04416636">
            <text:p>0.04</text:p>
          </table:table-cell>
          <table:table-cell table:formula="oooc:=AVERAGE([.X26:.X30])" office:value-type="float" office:value="0.03645108">
            <text:p>0.04</text:p>
          </table:table-cell>
          <table:table-cell table:formula="oooc:=AVERAGE([.Y26:.Y30])" office:value-type="float" office:value="0.05107708">
            <text:p>0.05</text:p>
          </table:table-cell>
          <table:table-cell table:formula="oooc:=AVERAGE([.Z26:.Z30])" office:value-type="float" office:value="0.0120742">
            <text:p>0.01</text:p>
          </table:table-cell>
          <table:table-cell table:formula="oooc:=AVERAGE([.AA26:.AA30])" office:value-type="float" office:value="0.03643158">
            <text:p>0.04</text:p>
          </table:table-cell>
          <table:table-cell table:formula="oooc:=AVERAGE([.AB26:.AB30])" office:value-type="float" office:value="0.04591712">
            <text:p>0.05</text:p>
          </table:table-cell>
          <table:table-cell table:formula="oooc:=AVERAGE([.AC26:.AC30])" office:value-type="float" office:value="0.026946">
            <text:p>0.03</text:p>
          </table:table-cell>
          <table:table-cell table:formula="oooc:=AVERAGE([.AD26:.AD30])" office:value-type="float" office:value="0.03661886">
            <text:p>0.04</text:p>
          </table:table-cell>
          <table:table-cell table:formula="oooc:=AVERAGE([.AE26:.AE30])" office:value-type="float" office:value="0.0108251">
            <text:p>0.01</text:p>
          </table:table-cell>
          <table:table-cell table:number-columns-repeated="17"/>
        </table:table-row>
        <table:table-row table:style-name="ro1">
          <table:table-cell table:number-columns-repeated="31"/>
          <table:table-cell>
            <draw:frame table:end-cell-address="Sheet1.AM55" table:end-x="1.864cm" table:end-y="0.414cm" draw:z-index="0" draw:style-name="gr1" svg:width="15.825cm" svg:height="10.734cm" svg:x="1.845cm" svg:y="0.027cm">
              <draw:object draw:notify-on-update-of-ranges="Sheet1.AG4:Sheet1.AG4 Sheet1.AG5:Sheet1.AG8 Sheet1.AH4:Sheet1.AH4 Sheet1.AH5:Sheet1.AH8 Sheet1.AI4:Sheet1.AI4 Sheet1.AI5:Sheet1.AI8 Sheet1.AJ4:Sheet1.AJ4 Sheet1.AJ5:Sheet1.AJ8 Sheet1.AK4:Sheet1.AK4 Sheet1.AK5:Sheet1.AK8 Sheet1.AL4:Sheet1.AL4 Sheet1.AL5:Sheet1.AL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Sheet1.AS56" table:end-x="1.783cm" table:end-y="0.039cm" draw:z-index="1" draw:style-name="gr1" svg:width="13.487cm" svg:height="10.772cm" svg:x="1.845cm" svg:y="0.064cm">
              <draw:object draw:notify-on-update-of-ranges="Sheet1.AG4:Sheet1.AG4 Sheet1.AG5:Sheet1.AG8 Sheet1.AM4:Sheet1.AM4 Sheet1.AM5:Sheet1.AM8 Sheet1.AN4:Sheet1.AN4 Sheet1.AN5:Sheet1.AN8 Sheet1.AO4:Sheet1.AO4 Sheet1.AO5:Sheet1.AO8 Sheet1.AP4:Sheet1.AP4 Sheet1.AP5:Sheet1.AP8 Sheet1.AQ4:Sheet1.AQ4 Sheet1.AQ5:Sheet1.AQ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Sheet1.AY57" table:end-x="1.784cm" table:end-y="0.04cm" draw:z-index="2" draw:style-name="gr1" svg:width="13.566cm" svg:height="11.26cm" svg:x="1.767cm" svg:y="0.027cm">
              <draw:object draw:notify-on-update-of-ranges="Sheet1.AG4:Sheet1.AG4 Sheet1.AG5:Sheet1.AG8 Sheet1.AR4:Sheet1.AR4 Sheet1.AR5:Sheet1.AR8 Sheet1.AS4:Sheet1.AS4 Sheet1.AS5:Sheet1.AS8 Sheet1.AT4:Sheet1.AT4 Sheet1.AT5:Sheet1.AT8 Sheet1.AU4:Sheet1.AU4 Sheet1.AU5:Sheet1.AU8 Sheet1.AV4:Sheet1.AV4 Sheet1.AV5:Sheet1.AV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24">
          <table:table-cell table:number-columns-repeated="48"/>
        </table:table-row>
        <table:table-row table:style-name="ro1">
          <table:table-cell table:number-columns-repeated="31"/>
          <table:table-cell>
            <draw:frame table:end-cell-address="Sheet1.AL75" table:end-x="1.862cm" table:end-y="0.077cm" draw:z-index="3" draw:style-name="gr1" svg:width="13.606cm" svg:height="8.148cm" svg:x="1.804cm" svg:y="0.026cm">
              <draw:object draw:notify-on-update-of-ranges="Sheet1.AG12:Sheet1.AG12 Sheet1.AG13:Sheet1.AG14 Sheet1.AH12:Sheet1.AH12 Sheet1.AH13:Sheet1.AH14 Sheet1.AI12:Sheet1.AI12 Sheet1.AI13:Sheet1.AI1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5"/>
          <table:table-cell>
            <draw:frame table:end-cell-address="Sheet1.AR75" table:end-x="1.863cm" table:end-y="0.414cm" draw:z-index="4" draw:style-name="gr1" svg:width="13.509cm" svg:height="8.285cm" svg:x="1.903cm" svg:y="0.226cm">
              <draw:object draw:notify-on-update-of-ranges="Sheet1.AM12:Sheet1.AM12 Sheet1.AM13:Sheet1.AM14 Sheet1.AN12:Sheet1.AN12 Sheet1.AN13:Sheet1.AN14 Sheet1.AO12:Sheet1.AO12 Sheet1.AO13:Sheet1.AO1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Sheet1.AX75" table:end-x="1.746cm" table:end-y="0.377cm" draw:z-index="5" draw:style-name="gr1" svg:width="13.489cm" svg:height="8.336cm" svg:x="1.806cm" svg:y="0.138cm">
              <draw:object draw:notify-on-update-of-ranges="Sheet1.AR12:Sheet1.AR12 Sheet1.AR13:Sheet1.AR14 Sheet1.AS12:Sheet1.AS12 Sheet1.AS13:Sheet1.AS14 Sheet1.AT12:Sheet1.AT12 Sheet1.AT13:Sheet1.AT14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17">
          <table:table-cell table:number-columns-repeated="48"/>
        </table:table-row>
        <table:table-row table:style-name="ro1">
          <table:table-cell table:number-columns-repeated="31"/>
          <table:table-cell>
            <draw:frame table:end-cell-address="Sheet1.AL92" table:end-x="1.862cm" table:end-y="0.377cm" draw:z-index="6" draw:style-name="gr1" svg:width="13.488cm" svg:height="7.662cm" svg:x="1.922cm" svg:y="0.363cm">
              <draw:object draw:notify-on-update-of-ranges="Sheet1.AG16:Sheet1.AG16 Sheet1.AG17:Sheet1.AG18 Sheet1.AH16:Sheet1.AH16 Sheet1.AH17:Sheet1.AH18 Sheet1.AI16:Sheet1.AI16 Sheet1.AI17:Sheet1.AI18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5"/>
          <table:table-cell>
            <draw:frame table:end-cell-address="Sheet1.AR93" table:end-x="1.861cm" table:end-y="0.077cm" draw:z-index="7" draw:style-name="gr1" svg:width="13.567cm" svg:height="7.737cm" svg:x="1.843cm" svg:y="0.438cm">
              <draw:object draw:notify-on-update-of-ranges="Sheet1.AM16:Sheet1.AM16 Sheet1.AM17:Sheet1.AM18 Sheet1.AN16:Sheet1.AN16 Sheet1.AN17:Sheet1.AN18 Sheet1.AO16:Sheet1.AO16 Sheet1.AO17:Sheet1.AO18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table:number-columns-repeated="43"/>
          <table:table-cell>
            <draw:frame table:end-cell-address="Sheet1.AX93" table:end-x="1.823cm" table:end-y="0.302cm" draw:z-index="8" draw:style-name="gr1" svg:width="13.448cm" svg:height="7.887cm" svg:x="1.924cm" svg:y="0.063cm">
              <draw:object draw:notify-on-update-of-ranges="Sheet1.AR16:Sheet1.AR16 Sheet1.AR17:Sheet1.AR18 Sheet1.AS16:Sheet1.AS16 Sheet1.AS17:Sheet1.AS18 Sheet1.AT16:Sheet1.AT16 Sheet1.AT17:Sheet1.AT18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16">
          <table:table-cell table:number-columns-repeated="48"/>
        </table:table-row>
        <table:table-row table:style-name="ro1">
          <table:table-cell table:number-columns-repeated="31"/>
          <table:table-cell>
            <draw:frame table:end-cell-address="Sheet1.AL111" table:end-x="2.14cm" table:end-y="0.226cm" draw:z-index="11" draw:style-name="gr1" svg:width="13.567cm" svg:height="7.999cm" svg:x="2.121cm" svg:y="0.325cm">
              <draw:object draw:notify-on-update-of-ranges="Sheet1.AG20:Sheet1.AG20 Sheet1.AG21:Sheet1.AG22 Sheet1.AH20:Sheet1.AH20 Sheet1.AH21:Sheet1.AH22 Sheet1.AI20:Sheet1.AI20 Sheet1.AI21:Sheet1.AI22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5"/>
          <table:table-cell>
            <draw:frame table:end-cell-address="Sheet1.AR111" table:end-x="1.902cm" table:end-y="0.152cm" draw:z-index="10" draw:style-name="gr1" svg:width="13.232cm" svg:height="7.873cm" svg:x="2.219cm" svg:y="0.377cm">
              <draw:object draw:notify-on-update-of-ranges="Sheet1.AM20:Sheet1.AM20 Sheet1.AM21:Sheet1.AM22 Sheet1.AN20:Sheet1.AN20 Sheet1.AN21:Sheet1.AN22 Sheet1.AO20:Sheet1.AO20 Sheet1.AO21:Sheet1.AO22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5"/>
          <table:table-cell>
            <draw:frame table:end-cell-address="Sheet1.AX111" table:end-x="2.139cm" table:end-y="0.264cm" draw:z-index="9" draw:style-name="gr1" svg:width="13.567cm" svg:height="7.999cm" svg:x="2.121cm" svg:y="0.363cm">
              <draw:object draw:notify-on-update-of-ranges="Sheet1.AR20:Sheet1.AR20 Sheet1.AR21:Sheet1.AR22 Sheet1.AS20:Sheet1.AS20 Sheet1.AS21:Sheet1.AS22 Sheet1.AT20:Sheet1.AT20 Sheet1.AT21:Sheet1.AT22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4">24/06/2009</text:date>, <text:time>17:1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Zoran</meta:initial-creator>
    <meta:creation-date>2009-06-24T10:53:47</meta:creation-date>
    <dc:creator>Zoran</dc:creator>
    <dc:date>2009-06-24T13:45:55</dc:date>
    <meta:editing-cycles>6</meta:editing-cycles>
    <meta:editing-duration>PT2H6M5S</meta:editing-duration>
    <meta:user-defined meta:name="Info 1"/>
    <meta:user-defined meta:name="Info 2"/>
    <meta:user-defined meta:name="Info 3"/>
    <meta:user-defined meta:name="Info 4"/>
    <meta:document-statistic meta:table-count="3" meta:cell-count="935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fill-color="#579d1c"/>
      <style:text-properties fo:font-size="6pt" style:font-size-asian="6pt" style:font-size-complex="6pt"/>
    </style:style>
    <style:style style:name="ch12" style:family="chart">
      <style:graphic-properties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826cm" svg:height="10.735cm" chart:class="chart:bar" chart:style-name="ch1">
        <chart:title svg:x="1.391cm" svg:y="0.214cm" chart:style-name="ch2">
          <text:p>Phase 1: 
Difference in average RMSE between grasp and categorisation task</text:p>
        </chart:title>
        <chart:legend chart:legend-position="end" svg:x="12.982cm" svg:y="4.336cm" chart:style-name="ch3"/>
        <chart:plot-area chart:style-name="ch4" table:cell-range-address="Sheet1.AG4:Sheet1.AL8" chart:data-source-has-labels="both" svg:x="0.316cm" svg:y="1.435cm" svg:width="12.35cm" svg:height="8.871cm">
          <chart:axis chart:dimension="x" chart:name="primary-x" chart:style-name="ch5">
            <chart:categories table:cell-range-address="Sheet1.AG5:Sheet1.AG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AH5:Sheet1.AH8" chart:label-cell-address="Sheet1.AH4:Sheet1.AH4" chart:class="chart:bar">
            <chart:data-point chart:repeated="4"/>
          </chart:series>
          <chart:series chart:style-name="ch9" chart:values-cell-range-address="Sheet1.AI5:Sheet1.AI8" chart:label-cell-address="Sheet1.AI4:Sheet1.AI4" chart:class="chart:bar">
            <chart:data-point chart:repeated="4"/>
          </chart:series>
          <chart:series chart:style-name="ch10" chart:values-cell-range-address="Sheet1.AJ5:Sheet1.AJ8" chart:label-cell-address="Sheet1.AJ4:Sheet1.AJ4" chart:class="chart:bar">
            <chart:data-point chart:repeated="4"/>
          </chart:series>
          <chart:series chart:style-name="ch11" chart:values-cell-range-address="Sheet1.AK5:Sheet1.AK8" chart:label-cell-address="Sheet1.AK4:Sheet1.AK4" chart:class="chart:bar">
            <chart:data-point chart:repeated="4"/>
          </chart:series>
          <chart:series chart:style-name="ch12" chart:values-cell-range-address="Sheet1.AL5:Sheet1.AL8" chart:label-cell-address="Sheet1.AL4:Sheet1.AL4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 DOF</text:p>
              </table:table-cell>
              <table:table-cell office:value-type="string">
                <text:p>arm</text:p>
              </table:table-cell>
              <table:table-cell office:value-type="string">
                <text:p>hand</text:p>
              </table:table-cell>
              <table:table-cell office:value-type="string">
                <text:p>thumb+index</text:p>
              </table:table-cell>
              <table:table-cell office:value-type="string">
                <text:p>mid+ring+pinky</text:p>
              </table:table-cell>
            </table:table-row>
          </table:table-header-rows>
          <table:table-rows>
            <table:table-row>
              <table:table-cell office:value-type="string">
                <text:p>Bball</text:p>
              </table:table-cell>
              <table:table-cell office:value-type="float" office:value="0.00292336">
                <text:p>0.00292336</text:p>
              </table:table-cell>
              <table:table-cell office:value-type="float" office:value="0.000609120000000012">
                <text:p>0.000609120000000012</text:p>
              </table:table-cell>
              <table:table-cell office:value-type="float" office:value="0.0052375">
                <text:p>0.0052375</text:p>
              </table:table-cell>
              <table:table-cell office:value-type="float" office:value="0.0031593">
                <text:p>0.0031593</text:p>
              </table:table-cell>
              <table:table-cell office:value-type="float" office:value="0.00870152">
                <text:p>0.00870152</text:p>
              </table:table-cell>
            </table:table-row>
            <table:table-row>
              <table:table-cell office:value-type="string">
                <text:p>Bbox</text:p>
              </table:table-cell>
              <table:table-cell office:value-type="float" office:value="0.01672642">
                <text:p>0.01672642</text:p>
              </table:table-cell>
              <table:table-cell office:value-type="float" office:value="0.00866766">
                <text:p>0.00866766</text:p>
              </table:table-cell>
              <table:table-cell office:value-type="float" office:value="0.02478522">
                <text:p>0.02478522</text:p>
              </table:table-cell>
              <table:table-cell office:value-type="float" office:value="0.00269408">
                <text:p>0.00269408</text:p>
              </table:table-cell>
              <table:table-cell office:value-type="float" office:value="0.06160384">
                <text:p>0.06160384</text:p>
              </table:table-cell>
            </table:table-row>
            <table:table-row>
              <table:table-cell office:value-type="string">
                <text:p>Sball</text:p>
              </table:table-cell>
              <table:table-cell office:value-type="float" office:value="0.01949374">
                <text:p>0.01949374</text:p>
              </table:table-cell>
              <table:table-cell office:value-type="float" office:value="0.00362171999999999">
                <text:p>0.00362171999999999</text:p>
              </table:table-cell>
              <table:table-cell office:value-type="float" office:value="0.04260876">
                <text:p>0.04260876</text:p>
              </table:table-cell>
              <table:table-cell office:value-type="float" office:value="0.00441493999999999">
                <text:p>0.00441493999999999</text:p>
              </table:table-cell>
              <table:table-cell office:value-type="float" office:value="0.10626558">
                <text:p>0.10626558</text:p>
              </table:table-cell>
            </table:table-row>
            <table:table-row>
              <table:table-cell office:value-type="string">
                <text:p>Sbox</text:p>
              </table:table-cell>
              <table:table-cell office:value-type="float" office:value="0.000680579999999993">
                <text:p>0.000680579999999993</text:p>
              </table:table-cell>
              <table:table-cell office:value-type="float" office:value="0.00130966">
                <text:p>0.00130966</text:p>
              </table:table-cell>
              <table:table-cell office:value-type="float" office:value="0.0000516399999999917">
                <text:p>0.0000516399999999917</text:p>
              </table:table-cell>
              <table:table-cell office:value-type="float" office:value="0.000452500000000001">
                <text:p>0.000452500000000001</text:p>
              </table:table-cell>
              <table:table-cell office:value-type="float" office:value="0.0006169">
                <text:p>0.00061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aximum="0.12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3.568cm" svg:height="8cm" chart:class="chart:line" chart:style-name="ch1">
        <chart:title svg:x="3.424cm" svg:y="0.161cm" chart:style-name="ch2">
          <text:p>Phase 3: middle, ring &amp; pinky DOF</text:p>
        </chart:title>
        <chart:legend chart:legend-position="end" svg:x="11.484cm" svg:y="3.531cm" chart:style-name="ch3"/>
        <chart:plot-area chart:style-name="ch4" table:cell-range-address="Sheet1.AR20:Sheet1.AT22" chart:data-source-has-labels="both" svg:x="0.271cm" svg:y="0.824cm" svg:width="10.942cm" svg:height="6.855cm">
          <chart:axis chart:dimension="x" chart:name="primary-x" chart:style-name="ch5">
            <chart:categories table:cell-range-address="Sheet1.AR21:Sheet1.AR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AS21:Sheet1.AS22" chart:label-cell-address="Sheet1.AS20:Sheet1.AS20" chart:class="chart:line">
            <chart:data-point chart:repeated="2"/>
          </chart:series>
          <chart:series chart:style-name="ch9" chart:values-cell-range-address="Sheet1.AT21:Sheet1.AT22" chart:label-cell-address="Sheet1.AT20:Sheet1.AT20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</table:table-cell>
              <table:table-cell office:value-type="string">
                <text:p>power</text:p>
              </table:table-cell>
            </table:table-row>
          </table:table-header-rows>
          <table:table-rows>
            <table:table-row>
              <table:table-cell office:value-type="string">
                <text:p>small</text:p>
              </table:table-cell>
              <table:table-cell office:value-type="float" office:value="0.01824625">
                <text:p>0.01824625</text:p>
              </table:table-cell>
              <table:table-cell office:value-type="float" office:value="0.0197352">
                <text:p>0.0197352</text:p>
              </table:table-cell>
            </table:table-row>
            <table:table-row>
              <table:table-cell office:value-type="string">
                <text:p>big</text:p>
              </table:table-cell>
              <table:table-cell office:value-type="float" office:value="0.0115686">
                <text:p>0.0115686</text:p>
              </table:table-cell>
              <table:table-cell office:value-type="float" office:value="0.04106094">
                <text:p>0.0410609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3.233cm" svg:height="7.874cm" chart:class="chart:line" chart:style-name="ch1">
        <chart:title svg:x="3.256cm" svg:y="0.158cm" chart:style-name="ch2">
          <text:p>Phase 2: middle, ring &amp; pinky DOF</text:p>
        </chart:title>
        <chart:legend chart:legend-position="end" svg:x="11.156cm" svg:y="3.468cm" chart:style-name="ch3"/>
        <chart:plot-area chart:style-name="ch4" table:cell-range-address="Sheet1.AM20:Sheet1.AO22" chart:data-source-has-labels="both" svg:x="0.264cm" svg:y="0.818cm" svg:width="10.628cm" svg:height="6.741cm">
          <chart:axis chart:dimension="x" chart:name="primary-x" chart:style-name="ch5">
            <chart:categories table:cell-range-address="Sheet1.AM21:Sheet1.AM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N21:Sheet1.AN22" chart:label-cell-address="Sheet1.AN20:Sheet1.AN20" chart:class="chart:line">
            <chart:data-point chart:repeated="2"/>
          </chart:series>
          <chart:series chart:style-name="ch8" chart:values-cell-range-address="Sheet1.AO21:Sheet1.AO22" chart:label-cell-address="Sheet1.AO20:Sheet1.AO20" chart:class="chart:line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</table:table-cell>
              <table:table-cell office:value-type="string">
                <text:p>power</text:p>
              </table:table-cell>
            </table:table-row>
          </table:table-header-rows>
          <table:table-rows>
            <table:table-row>
              <table:table-cell office:value-type="string">
                <text:p>small</text:p>
              </table:table-cell>
              <table:table-cell office:value-type="float" office:value="0.009499">
                <text:p>0.009499</text:p>
              </table:table-cell>
              <table:table-cell office:value-type="float" office:value="0.11197378">
                <text:p>0.11197378</text:p>
              </table:table-cell>
            </table:table-row>
            <table:table-row>
              <table:table-cell office:value-type="string">
                <text:p>big</text:p>
              </table:table-cell>
              <table:table-cell office:value-type="float" office:value="0.0886487">
                <text:p>0.0886487</text:p>
              </table:table-cell>
              <table:table-cell office:value-type="float" office:value="0.0316968">
                <text:p>0.031696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3.568cm" svg:height="8cm" chart:class="chart:line" chart:style-name="ch1">
        <chart:title svg:x="3.424cm" svg:y="0.161cm" chart:style-name="ch2">
          <text:p>Phase 1: middle, ring &amp; pinky DOF</text:p>
        </chart:title>
        <chart:legend chart:legend-position="end" svg:x="11.484cm" svg:y="3.531cm" chart:style-name="ch3"/>
        <chart:plot-area chart:style-name="ch4" table:cell-range-address="Sheet1.AG20:Sheet1.AI22" chart:data-source-has-labels="both" svg:x="0.271cm" svg:y="0.824cm" svg:width="10.942cm" svg:height="6.855cm">
          <chart:axis chart:dimension="x" chart:name="primary-x" chart:style-name="ch5">
            <chart:categories table:cell-range-address="Sheet1.AG21:Sheet1.AG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H21:Sheet1.AH22" chart:label-cell-address="Sheet1.AH20:Sheet1.AH20" chart:class="chart:line">
            <chart:data-point chart:repeated="2"/>
          </chart:series>
          <chart:series chart:style-name="ch8" chart:values-cell-range-address="Sheet1.AI21:Sheet1.AI22" chart:label-cell-address="Sheet1.AI20:Sheet1.AI20" chart:class="chart:line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</table:table-cell>
              <table:table-cell office:value-type="string">
                <text:p>power</text:p>
              </table:table-cell>
            </table:table-row>
          </table:table-header-rows>
          <table:table-rows>
            <table:table-row>
              <table:table-cell office:value-type="string">
                <text:p>small</text:p>
              </table:table-cell>
              <table:table-cell office:value-type="float" office:value="0.01073135">
                <text:p>0.01073135</text:p>
              </table:table-cell>
              <table:table-cell office:value-type="float" office:value="0.11197378">
                <text:p>0.11197378</text:p>
              </table:table-cell>
            </table:table-row>
            <table:table-row>
              <table:table-cell office:value-type="string">
                <text:p>big</text:p>
              </table:table-cell>
              <table:table-cell office:value-type="float" office:value="0.1007174">
                <text:p>0.1007174</text:p>
              </table:table-cell>
              <table:table-cell office:value-type="float" office:value="0.04089469">
                <text:p>0.0408946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fill-color="#579d1c"/>
      <style:text-properties fo:font-size="6pt" style:font-size-asian="6pt" style:font-size-complex="6pt"/>
    </style:style>
    <style:style style:name="ch12" style:family="chart">
      <style:graphic-properties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3.488cm" svg:height="10.773cm" chart:class="chart:bar" chart:style-name="ch1">
        <chart:title svg:x="5.95cm" svg:y="0.216cm" chart:style-name="ch2">
          <text:p>Phase 2</text:p>
        </chart:title>
        <chart:legend chart:legend-position="end" svg:x="10.691cm" svg:y="4.355cm" chart:style-name="ch3"/>
        <chart:plot-area chart:style-name="ch4" table:cell-range-address="Sheet1.AG4:Sheet1.AG8 Sheet1.AM4:Sheet1.AQ8" chart:data-source-has-labels="both" svg:x="0.269cm" svg:y="0.934cm" svg:width="10.153cm" svg:height="9.408cm">
          <chart:axis chart:dimension="x" chart:name="primary-x" chart:style-name="ch5">
            <chart:categories table:cell-range-address="Sheet1.AG5:Sheet1.AG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AM5:Sheet1.AM8" chart:label-cell-address="Sheet1.AM4:Sheet1.AM4" chart:class="chart:bar">
            <chart:data-point chart:repeated="4"/>
          </chart:series>
          <chart:series chart:style-name="ch9" chart:values-cell-range-address="Sheet1.AN5:Sheet1.AN8" chart:label-cell-address="Sheet1.AN4:Sheet1.AN4" chart:class="chart:bar">
            <chart:data-point chart:repeated="4"/>
          </chart:series>
          <chart:series chart:style-name="ch10" chart:values-cell-range-address="Sheet1.AO5:Sheet1.AO8" chart:label-cell-address="Sheet1.AO4:Sheet1.AO4" chart:class="chart:bar">
            <chart:data-point chart:repeated="4"/>
          </chart:series>
          <chart:series chart:style-name="ch11" chart:values-cell-range-address="Sheet1.AP5:Sheet1.AP8" chart:label-cell-address="Sheet1.AP4:Sheet1.AP4" chart:class="chart:bar">
            <chart:data-point chart:repeated="4"/>
          </chart:series>
          <chart:series chart:style-name="ch12" chart:values-cell-range-address="Sheet1.AQ5:Sheet1.AQ8" chart:label-cell-address="Sheet1.AQ4:Sheet1.AQ4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 DOF</text:p>
              </table:table-cell>
              <table:table-cell office:value-type="string">
                <text:p>arm</text:p>
              </table:table-cell>
              <table:table-cell office:value-type="string">
                <text:p>hand</text:p>
              </table:table-cell>
              <table:table-cell office:value-type="string">
                <text:p>thumb+index</text:p>
              </table:table-cell>
              <table:table-cell office:value-type="string">
                <text:p>mid+ring+pinky</text:p>
              </table:table-cell>
            </table:table-row>
          </table:table-header-rows>
          <table:table-rows>
            <table:table-row>
              <table:table-cell office:value-type="string">
                <text:p>Bball</text:p>
              </table:table-cell>
              <table:table-cell office:value-type="float" office:value="0.00178762">
                <text:p>0.00178762</text:p>
              </table:table-cell>
              <table:table-cell office:value-type="float" office:value="0.00040786000000001">
                <text:p>0.00040786000000001</text:p>
              </table:table-cell>
              <table:table-cell office:value-type="float" office:value="0.00398316000000001">
                <text:p>0.00398316000000001</text:p>
              </table:table-cell>
              <table:table-cell office:value-type="float" office:value="0.00395914">
                <text:p>0.00395914</text:p>
              </table:table-cell>
              <table:table-cell office:value-type="float" office:value="0.00402322">
                <text:p>0.00402322</text:p>
              </table:table-cell>
            </table:table-row>
            <table:table-row>
              <table:table-cell office:value-type="string">
                <text:p>Bbox</text:p>
              </table:table-cell>
              <table:table-cell office:value-type="float" office:value="0.01597572">
                <text:p>0.01597572</text:p>
              </table:table-cell>
              <table:table-cell office:value-type="float" office:value="0.00612648">
                <text:p>0.00612648</text:p>
              </table:table-cell>
              <table:table-cell office:value-type="float" office:value="0.02582518">
                <text:p>0.02582518</text:p>
              </table:table-cell>
              <table:table-cell office:value-type="float" office:value="0.00313956">
                <text:p>0.00313956</text:p>
              </table:table-cell>
              <table:table-cell office:value-type="float" office:value="0.06363414">
                <text:p>0.06363414</text:p>
              </table:table-cell>
            </table:table-row>
            <table:table-row>
              <table:table-cell office:value-type="string">
                <text:p>Sball</text:p>
              </table:table-cell>
              <table:table-cell office:value-type="float" office:value="0.02095574">
                <text:p>0.02095574</text:p>
              </table:table-cell>
              <table:table-cell office:value-type="float" office:value="0.00120264">
                <text:p>0.00120264</text:p>
              </table:table-cell>
              <table:table-cell office:value-type="float" office:value="0.04311406">
                <text:p>0.04311406</text:p>
              </table:table-cell>
              <table:table-cell office:value-type="float" office:value="0.00692932">
                <text:p>0.00692932</text:p>
              </table:table-cell>
              <table:table-cell office:value-type="float" office:value="0.10342168">
                <text:p>0.10342168</text:p>
              </table:table-cell>
            </table:table-row>
            <table:table-row>
              <table:table-cell office:value-type="string">
                <text:p>Sbox</text:p>
              </table:table-cell>
              <table:table-cell office:value-type="float" office:value="0.00520736">
                <text:p>0.00520736</text:p>
              </table:table-cell>
              <table:table-cell office:value-type="float" office:value="0.00263386000000001">
                <text:p>0.00263386000000001</text:p>
              </table:table-cell>
              <table:table-cell office:value-type="float" office:value="0.00778104000000001">
                <text:p>0.00778104000000001</text:p>
              </table:table-cell>
              <table:table-cell office:value-type="float" office:value="0.01284634">
                <text:p>0.01284634</text:p>
              </table:table-cell>
              <table:table-cell office:value-type="float" office:value="0.000660999999999998">
                <text:p>0.0006609999999999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aximum="0.12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fill-color="#579d1c"/>
      <style:text-properties fo:font-size="6pt" style:font-size-asian="6pt" style:font-size-complex="6pt"/>
    </style:style>
    <style:style style:name="ch12" style:family="chart">
      <style:graphic-properties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3.567cm" svg:height="11.261cm" chart:class="chart:bar" chart:style-name="ch1">
        <chart:title svg:x="5.989cm" svg:y="0.226cm" chart:style-name="ch2">
          <text:p>Phase 3</text:p>
        </chart:title>
        <chart:legend chart:legend-position="end" svg:x="10.768cm" svg:y="4.599cm" chart:style-name="ch3"/>
        <chart:plot-area chart:style-name="ch4" table:cell-range-address="Sheet1.AG4:Sheet1.AG8 Sheet1.AR4:Sheet1.AV8" chart:data-source-has-labels="both" svg:x="0.271cm" svg:y="0.954cm" svg:width="10.226cm" svg:height="9.856cm">
          <chart:axis chart:dimension="x" chart:name="primary-x" chart:style-name="ch5">
            <chart:categories table:cell-range-address="Sheet1.AG5:Sheet1.AG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AR5:Sheet1.AR8" chart:label-cell-address="Sheet1.AR4:Sheet1.AR4" chart:class="chart:bar">
            <chart:data-point chart:repeated="4"/>
          </chart:series>
          <chart:series chart:style-name="ch9" chart:values-cell-range-address="Sheet1.AS5:Sheet1.AS8" chart:label-cell-address="Sheet1.AS4:Sheet1.AS4" chart:class="chart:bar">
            <chart:data-point chart:repeated="4"/>
          </chart:series>
          <chart:series chart:style-name="ch10" chart:values-cell-range-address="Sheet1.AT5:Sheet1.AT8" chart:label-cell-address="Sheet1.AT4:Sheet1.AT4" chart:class="chart:bar">
            <chart:data-point chart:repeated="4"/>
          </chart:series>
          <chart:series chart:style-name="ch11" chart:values-cell-range-address="Sheet1.AU5:Sheet1.AU8" chart:label-cell-address="Sheet1.AU4:Sheet1.AU4" chart:class="chart:bar">
            <chart:data-point chart:repeated="4"/>
          </chart:series>
          <chart:series chart:style-name="ch12" chart:values-cell-range-address="Sheet1.AV5:Sheet1.AV8" chart:label-cell-address="Sheet1.AV4:Sheet1.AV4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 DOF</text:p>
              </table:table-cell>
              <table:table-cell office:value-type="string">
                <text:p>arm</text:p>
              </table:table-cell>
              <table:table-cell office:value-type="string">
                <text:p>hand</text:p>
              </table:table-cell>
              <table:table-cell office:value-type="string">
                <text:p>thumb+index</text:p>
              </table:table-cell>
              <table:table-cell office:value-type="string">
                <text:p>mid+ring+pinky</text:p>
              </table:table-cell>
            </table:table-row>
          </table:table-header-rows>
          <table:table-rows>
            <table:table-row>
              <table:table-cell office:value-type="string">
                <text:p>Bball</text:p>
              </table:table-cell>
              <table:table-cell office:value-type="float" office:value="0.00151008">
                <text:p>0.00151008</text:p>
              </table:table-cell>
              <table:table-cell office:value-type="float" office:value="0.000200599999999995">
                <text:p>0.000200599999999995</text:p>
              </table:table-cell>
              <table:table-cell office:value-type="float" office:value="0.00281944000000001">
                <text:p>0.00281944000000001</text:p>
              </table:table-cell>
              <table:table-cell office:value-type="float" office:value="0.00523126000000001">
                <text:p>0.00523126000000001</text:p>
              </table:table-cell>
              <table:table-cell office:value-type="float" office:value="0.00120028000000001">
                <text:p>0.00120028000000001</text:p>
              </table:table-cell>
            </table:table-row>
            <table:table-row>
              <table:table-cell office:value-type="string">
                <text:p>Bbox</text:p>
              </table:table-cell>
              <table:table-cell office:value-type="float" office:value="0.000498219999999994">
                <text:p>0.000498219999999994</text:p>
              </table:table-cell>
              <table:table-cell office:value-type="float" office:value="0.00626092">
                <text:p>0.00626092</text:p>
              </table:table-cell>
              <table:table-cell office:value-type="float" office:value="0.00526438">
                <text:p>0.00526438</text:p>
              </table:table-cell>
              <table:table-cell office:value-type="float" office:value="0.00737036">
                <text:p>0.00737036</text:p>
              </table:table-cell>
              <table:table-cell office:value-type="float" office:value="0.02632198">
                <text:p>0.02632198</text:p>
              </table:table-cell>
            </table:table-row>
            <table:table-row>
              <table:table-cell office:value-type="string">
                <text:p>Sball</text:p>
              </table:table-cell>
              <table:table-cell office:value-type="float" office:value="0.00378858000000001">
                <text:p>0.00378858000000001</text:p>
              </table:table-cell>
              <table:table-cell office:value-type="float" office:value="0.00515704">
                <text:p>0.00515704</text:p>
              </table:table-cell>
              <table:table-cell office:value-type="float" office:value="0.00241998000000001">
                <text:p>0.00241998000000001</text:p>
              </table:table-cell>
              <table:table-cell office:value-type="float" office:value="0.00381522">
                <text:p>0.00381522</text:p>
              </table:table-cell>
              <table:table-cell office:value-type="float" office:value="0.000094399999999998">
                <text:p>0.000094399999999998</text:p>
              </table:table-cell>
            </table:table-row>
            <table:table-row>
              <table:table-cell office:value-type="string">
                <text:p>Sbox</text:p>
              </table:table-cell>
              <table:table-cell office:value-type="float" office:value="0.000667420000000002">
                <text:p>0.000667420000000002</text:p>
              </table:table-cell>
              <table:table-cell office:value-type="float" office:value="0.00109638">
                <text:p>0.00109638</text:p>
              </table:table-cell>
              <table:table-cell office:value-type="float" office:value="0.00243126">
                <text:p>0.00243126</text:p>
              </table:table-cell>
              <table:table-cell office:value-type="float" office:value="0.000386940000000002">
                <text:p>0.000386940000000002</text:p>
              </table:table-cell>
              <table:table-cell office:value-type="float" office:value="0.0058378">
                <text:p>0.00583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3.607cm" svg:height="8.149cm" chart:class="chart:line" chart:style-name="ch1">
        <chart:title svg:x="5.162cm" svg:y="0.163cm" chart:style-name="ch2">
          <text:p>Phase 1: all DOF</text:p>
        </chart:title>
        <chart:legend chart:legend-position="end" svg:x="11.522cm" svg:y="3.605cm" chart:style-name="ch3"/>
        <chart:plot-area chart:style-name="ch4" table:cell-range-address="Sheet1.AG12:Sheet1.AI14" chart:data-source-has-labels="both" svg:x="0.272cm" svg:y="0.828cm" svg:width="10.978cm" svg:height="6.996cm">
          <chart:axis chart:dimension="x" chart:name="primary-x" chart:style-name="ch5">
            <chart:categories table:cell-range-address="Sheet1.AG13:Sheet1.AG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H13:Sheet1.AH14" chart:label-cell-address="Sheet1.AH12:Sheet1.AH12" chart:class="chart:line">
            <chart:data-point chart:repeated="2"/>
          </chart:series>
          <chart:series chart:style-name="ch8" chart:values-cell-range-address="Sheet1.AI13:Sheet1.AI14" chart:label-cell-address="Sheet1.AI12:Sheet1.AI12" chart:class="chart:line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</table:table-cell>
              <table:table-cell office:value-type="string">
                <text:p>power</text:p>
              </table:table-cell>
            </table:table-row>
          </table:table-header-rows>
          <table:table-rows>
            <table:table-row>
              <table:table-cell office:value-type="string">
                <text:p>small</text:p>
              </table:table-cell>
              <table:table-cell office:value-type="float" office:value="0.03647334">
                <text:p>0.03647334</text:p>
              </table:table-cell>
              <table:table-cell office:value-type="float" office:value="0.05400418">
                <text:p>0.05400418</text:p>
              </table:table-cell>
            </table:table-row>
            <table:table-row>
              <table:table-cell office:value-type="string">
                <text:p>big</text:p>
              </table:table-cell>
              <table:table-cell office:value-type="float" office:value="0.0545824">
                <text:p>0.0545824</text:p>
              </table:table-cell>
              <table:table-cell office:value-type="float" office:value="0.03757362">
                <text:p>0.037573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3.51cm" svg:height="8.286cm" chart:class="chart:line" chart:style-name="ch1">
        <chart:title svg:x="5.114cm" svg:y="0.166cm" chart:style-name="ch2">
          <text:p>Phase 2: all DOF</text:p>
        </chart:title>
        <chart:legend chart:legend-position="end" svg:x="11.427cm" svg:y="3.674cm" chart:style-name="ch3"/>
        <chart:plot-area chart:style-name="ch4" table:cell-range-address="Sheet1.AM12:Sheet1.AO14" chart:data-source-has-labels="both" svg:x="0.27cm" svg:y="0.834cm" svg:width="10.887cm" svg:height="7.121cm">
          <chart:axis chart:dimension="x" chart:name="primary-x" chart:style-name="ch5">
            <chart:categories table:cell-range-address="Sheet1.AM13:Sheet1.AM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N13:Sheet1.AN14" chart:label-cell-address="Sheet1.AN12:Sheet1.AN12" chart:class="chart:line">
            <chart:data-point chart:repeated="2"/>
          </chart:series>
          <chart:series chart:style-name="ch8" chart:values-cell-range-address="Sheet1.AO13:Sheet1.AO14" chart:label-cell-address="Sheet1.AO12:Sheet1.AO12" chart:class="chart:line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</table:table-cell>
              <table:table-cell office:value-type="string">
                <text:p>power</text:p>
              </table:table-cell>
            </table:table-row>
          </table:table-header-rows>
          <table:table-rows>
            <table:table-row>
              <table:table-cell office:value-type="string">
                <text:p>small</text:p>
              </table:table-cell>
              <table:table-cell office:value-type="float" office:value="0.0339013">
                <text:p>0.0339013</text:p>
              </table:table-cell>
              <table:table-cell office:value-type="float" office:value="0.05365702">
                <text:p>0.05365702</text:p>
              </table:table-cell>
            </table:table-row>
            <table:table-row>
              <table:table-cell office:value-type="string">
                <text:p>big</text:p>
              </table:table-cell>
              <table:table-cell office:value-type="float" office:value="0.04707552">
                <text:p>0.04707552</text:p>
              </table:table-cell>
              <table:table-cell office:value-type="float" office:value="0.03404321">
                <text:p>0.0340432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0" chart:maximum="0.06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3.49cm" svg:height="8.337cm" chart:class="chart:line" chart:style-name="ch1">
        <chart:title svg:x="5.104cm" svg:y="0.166cm" chart:style-name="ch2">
          <text:p>Phase 3: all DOF
</text:p>
        </chart:title>
        <chart:legend chart:legend-position="end" svg:x="11.408cm" svg:y="3.699cm" chart:style-name="ch3"/>
        <chart:plot-area chart:style-name="ch4" table:cell-range-address="Sheet1.AR12:Sheet1.AT14" chart:data-source-has-labels="both" svg:x="0.269cm" svg:y="1.339cm" svg:width="10.87cm" svg:height="6.665cm">
          <chart:axis chart:dimension="x" chart:name="primary-x" chart:style-name="ch5">
            <chart:categories table:cell-range-address="Sheet1.AR13:Sheet1.AR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AS13:Sheet1.AS14" chart:label-cell-address="Sheet1.AS12:Sheet1.AS12" chart:class="chart:line">
            <chart:data-point chart:repeated="2"/>
          </chart:series>
          <chart:series chart:style-name="ch9" chart:values-cell-range-address="Sheet1.AT13:Sheet1.AT14" chart:label-cell-address="Sheet1.AT12:Sheet1.AT12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</table:table-cell>
              <table:table-cell office:value-type="string">
                <text:p>power</text:p>
              </table:table-cell>
            </table:table-row>
          </table:table-header-rows>
          <table:table-rows>
            <table:table-row>
              <table:table-cell office:value-type="string">
                <text:p>small</text:p>
              </table:table-cell>
              <table:table-cell office:value-type="float" office:value="0.03679447">
                <text:p>0.03679447</text:p>
              </table:table-cell>
              <table:table-cell office:value-type="float" office:value="0.03270136">
                <text:p>0.03270136</text:p>
              </table:table-cell>
            </table:table-row>
            <table:table-row>
              <table:table-cell office:value-type="string">
                <text:p>big</text:p>
              </table:table-cell>
              <table:table-cell office:value-type="float" office:value="0.03591552">
                <text:p>0.03591552</text:p>
              </table:table-cell>
              <table:table-cell office:value-type="float" office:value="0.03720504">
                <text:p>0.037205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3.489cm" svg:height="7.663cm" chart:class="chart:line" chart:style-name="ch1">
        <chart:title svg:x="4.826cm" svg:y="0.154cm" chart:style-name="ch2">
          <text:p>Phase 1: hand DOF</text:p>
        </chart:title>
        <chart:legend chart:legend-position="end" svg:x="11.407cm" svg:y="3.362cm" chart:style-name="ch3"/>
        <chart:plot-area chart:style-name="ch4" table:cell-range-address="Sheet1.AG16:Sheet1.AI18" chart:data-source-has-labels="both" svg:x="0.269cm" svg:y="0.81cm" svg:width="10.869cm" svg:height="6.546cm">
          <chart:axis chart:dimension="x" chart:name="primary-x" chart:style-name="ch5">
            <chart:categories table:cell-range-address="Sheet1.AG17:Sheet1.AG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H17:Sheet1.AH18" chart:label-cell-address="Sheet1.AH16:Sheet1.AH16" chart:class="chart:line">
            <chart:data-point chart:repeated="2"/>
          </chart:series>
          <chart:series chart:style-name="ch8" chart:values-cell-range-address="Sheet1.AI17:Sheet1.AI18" chart:label-cell-address="Sheet1.AI16:Sheet1.AI16" chart:class="chart:line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</table:table-cell>
              <table:table-cell office:value-type="string">
                <text:p>power</text:p>
              </table:table-cell>
            </table:table-row>
          </table:table-header-rows>
          <table:table-rows>
            <table:table-row>
              <table:table-cell office:value-type="string">
                <text:p>small</text:p>
              </table:table-cell>
              <table:table-cell office:value-type="float" office:value="0.03306892">
                <text:p>0.03306892</text:p>
              </table:table-cell>
              <table:table-cell office:value-type="float" office:value="0.07259222">
                <text:p>0.07259222</text:p>
              </table:table-cell>
            </table:table-row>
            <table:table-row>
              <table:table-cell office:value-type="string">
                <text:p>big</text:p>
              </table:table-cell>
              <table:table-cell office:value-type="float" office:value="0.06612042">
                <text:p>0.06612042</text:p>
              </table:table-cell>
              <table:table-cell office:value-type="float" office:value="0.04131007">
                <text:p>0.041310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3.568cm" svg:height="7.738cm" chart:class="chart:line" chart:style-name="ch1">
        <chart:title svg:x="4.866cm" svg:y="0.155cm" chart:style-name="ch2">
          <text:p>Phase 2: hand DOF</text:p>
        </chart:title>
        <chart:legend chart:legend-position="end" svg:x="11.484cm" svg:y="3.4cm" chart:style-name="ch3"/>
        <chart:plot-area chart:style-name="ch4" table:cell-range-address="Sheet1.AM16:Sheet1.AO18" chart:data-source-has-labels="both" svg:x="0.271cm" svg:y="0.812cm" svg:width="10.942cm" svg:height="6.617cm">
          <chart:axis chart:dimension="x" chart:name="primary-x" chart:style-name="ch5">
            <chart:categories table:cell-range-address="Sheet1.AM17:Sheet1.AM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N17:Sheet1.AN18" chart:label-cell-address="Sheet1.AN16:Sheet1.AN16" chart:class="chart:line">
            <chart:data-point chart:repeated="2"/>
          </chart:series>
          <chart:series chart:style-name="ch8" chart:values-cell-range-address="Sheet1.AO17:Sheet1.AO18" chart:label-cell-address="Sheet1.AO16:Sheet1.AO16" chart:class="chart:line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</table:table-cell>
              <table:table-cell office:value-type="string">
                <text:p>power</text:p>
              </table:table-cell>
            </table:table-row>
          </table:table-header-rows>
          <table:table-rows>
            <table:table-row>
              <table:table-cell office:value-type="string">
                <text:p>small</text:p>
              </table:table-cell>
              <table:table-cell office:value-type="float" office:value="0.02688306">
                <text:p>0.02688306</text:p>
              </table:table-cell>
              <table:table-cell office:value-type="float" office:value="0.06821014">
                <text:p>0.06821014</text:p>
              </table:table-cell>
            </table:table-row>
            <table:table-row>
              <table:table-cell office:value-type="string">
                <text:p>big</text:p>
              </table:table-cell>
              <table:table-cell office:value-type="float" office:value="0.05222978">
                <text:p>0.05222978</text:p>
              </table:table-cell>
              <table:table-cell office:value-type="float" office:value="0.03222417">
                <text:p>0.0322241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aximum="0.08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3.449cm" svg:height="7.888cm" chart:class="chart:line" chart:style-name="ch1">
        <chart:title svg:x="4.806cm" svg:y="0.158cm" chart:style-name="ch2">
          <text:p>Phase 3: hand DOF</text:p>
        </chart:title>
        <chart:legend chart:legend-position="end" svg:x="11.368cm" svg:y="3.475cm" chart:style-name="ch3"/>
        <chart:plot-area chart:style-name="ch4" table:cell-range-address="Sheet1.AR16:Sheet1.AT18" chart:data-source-has-labels="both" svg:x="0.268cm" svg:y="0.818cm" svg:width="10.832cm" svg:height="6.755cm">
          <chart:axis chart:dimension="x" chart:name="primary-x" chart:style-name="ch5">
            <chart:categories table:cell-range-address="Sheet1.AR17:Sheet1.AR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AS17:Sheet1.AS18" chart:label-cell-address="Sheet1.AS16:Sheet1.AS16" chart:class="chart:line">
            <chart:data-point chart:repeated="2"/>
          </chart:series>
          <chart:series chart:style-name="ch9" chart:values-cell-range-address="Sheet1.AT17:Sheet1.AT18" chart:label-cell-address="Sheet1.AT16:Sheet1.AT16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</table:table-cell>
              <table:table-cell office:value-type="string">
                <text:p>power</text:p>
              </table:table-cell>
            </table:table-row>
          </table:table-header-rows>
          <table:table-rows>
            <table:table-row>
              <table:table-cell office:value-type="string">
                <text:p>small</text:p>
              </table:table-cell>
              <table:table-cell office:value-type="float" office:value="0.02892551">
                <text:p>0.02892551</text:p>
              </table:table-cell>
              <table:table-cell office:value-type="float" office:value="0.02605378">
                <text:p>0.02605378</text:p>
              </table:table-cell>
            </table:table-row>
            <table:table-row>
              <table:table-cell office:value-type="string">
                <text:p>big</text:p>
              </table:table-cell>
              <table:table-cell office:value-type="float" office:value="0.02636784">
                <text:p>0.02636784</text:p>
              </table:table-cell>
              <table:table-cell office:value-type="float" office:value="0.03454448">
                <text:p>0.0345444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